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Std" svg:font-family="CourierStd" style:font-adornments="Bold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Calibri" fo:font-weight="bold" officeooo:paragraph-rsid="0028885c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use-window-font-color="true" style:font-name="Calibri" fo:font-size="20pt" style:text-underline-style="solid" style:text-underline-width="auto" style:text-underline-color="font-color" fo:font-weight="bold" officeooo:rsid="00208a8c" officeooo:paragraph-rsid="00208a8c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use-window-font-color="true" style:font-name="Calibri" fo:font-size="20pt" style:text-underline-style="solid" style:text-underline-width="auto" style:text-underline-color="font-color" fo:font-weight="bold" officeooo:rsid="0047d078" officeooo:paragraph-rsid="0072127a" style:font-size-asian="20pt" style:font-weight-asian="bold" style:font-size-complex="20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use-window-font-color="true" style:font-name="Calibri" fo:font-size="20pt" style:text-underline-style="none" fo:font-weight="bold" officeooo:rsid="004d2727" officeooo:paragraph-rsid="004d2727" style:font-size-asian="20pt" style:font-weight-asian="bold" style:font-size-complex="2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4d2727" officeooo:paragraph-rsid="004d2727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0pt" fo:font-weight="normal" officeooo:paragraph-rsid="00257d78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0pt" fo:font-weight="normal" officeooo:paragraph-rsid="003a446b" style:font-size-asian="10pt" style:font-weight-asian="normal" style:font-size-complex="10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0pt" fo:font-weight="normal" officeooo:rsid="00313a1b" officeooo:paragraph-rsid="003a446b" style:font-size-asian="10pt" style:font-weight-asian="normal" style:font-size-complex="10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fo:font-weight="bold" officeooo:rsid="002ce24d" officeooo:paragraph-rsid="0031db18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fo:font-weight="bold" officeooo:rsid="002d5817" officeooo:paragraph-rsid="00370c26" style:font-size-asian="12pt" style:font-weight-asian="bold" style:font-size-complex="12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fo:font-weight="bold" officeooo:rsid="002d5817" officeooo:paragraph-rsid="003b3f2b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fo:font-weight="bold" officeooo:rsid="00313a1b" officeooo:paragraph-rsid="003fd42a" style:font-size-asian="12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fo:font-weight="normal" officeooo:rsid="002d5817" officeooo:paragraph-rsid="0031db18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fo:font-weight="normal" officeooo:rsid="00313a1b" officeooo:paragraph-rsid="0031db18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fo:font-weight="normal" officeooo:rsid="004054fb" officeooo:paragraph-rsid="004054fb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fo:font-weight="normal" officeooo:rsid="00453a7e" officeooo:paragraph-rsid="00453a7e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officeooo:rsid="002afa4d" officeooo:paragraph-rsid="002afa4d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style:text-underline-style="solid" style:text-underline-width="auto" style:text-underline-color="font-color" fo:font-weight="normal" officeooo:rsid="004c57b1" officeooo:paragraph-rsid="004c57b1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style:text-underline-style="none" fo:font-weight="normal" officeooo:rsid="00313a1b" officeooo:paragraph-rsid="004afa41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style:text-underline-style="none" fo:font-weight="normal" officeooo:rsid="004c57b1" officeooo:paragraph-rsid="004c57b1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style:text-underline-style="none" fo:font-weight="normal" officeooo:rsid="004d2727" officeooo:paragraph-rsid="004d2727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style:text-underline-style="none" fo:font-weight="normal" officeooo:rsid="004d2727" officeooo:paragraph-rsid="0072ecb2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2pt" style:text-underline-style="none" fo:font-weight="normal" officeooo:rsid="0073cb6c" officeooo:paragraph-rsid="0073cb6c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4pt" fo:font-weight="bold" officeooo:rsid="00313a1b" officeooo:paragraph-rsid="0040a0c7" style:font-size-asian="14pt" style:font-weight-asian="bold" style:font-size-complex="14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use-window-font-color="true" style:font-name="Calibri1" fo:font-size="16pt" style:text-underline-style="solid" style:text-underline-width="auto" style:text-underline-color="font-color" fo:font-weight="bold" officeooo:rsid="004afa41" officeooo:paragraph-rsid="004afa41" style:font-size-asian="16pt" style:font-weight-asian="bold" style:font-size-complex="16pt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Calibri1" fo:font-size="10pt" fo:font-weight="bold" officeooo:paragraph-rsid="003a446b" style:font-size-asian="10pt" style:font-weight-asian="bold" style:font-size-complex="10pt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Calibri1" fo:font-size="10pt" fo:font-weight="normal" officeooo:paragraph-rsid="003a446b" style:font-size-asian="10pt" style:font-weight-asian="normal" style:font-size-complex="10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Calibri1" fo:font-size="12pt" officeooo:paragraph-rsid="0028885c" style:font-size-asian="12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Calibri1" fo:font-size="12pt" officeooo:rsid="002afa4d" officeooo:paragraph-rsid="002afa4d" style:font-size-asian="12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4054fb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408bfe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453a7e"/>
    </style:style>
    <style:style style:name="P35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style:use-window-font-color="true" style:font-name="Calibri1" fo:font-size="12pt" fo:font-weight="normal" officeooo:rsid="002d5817" officeooo:paragraph-rsid="002d5817" style:font-size-asian="12pt" style:font-weight-asian="normal" style:font-size-complex="12pt" style:font-weight-complex="normal"/>
    </style:style>
    <style:style style:name="P36" style:family="paragraph" style:parent-style-name="Preformatted_20_Text" style:master-page-name="Standard">
      <style:paragraph-properties fo:text-align="center" style:justify-single-word="false" style:page-number="auto"/>
      <style:text-properties style:use-window-font-color="true" style:font-name="Calibri" fo:font-size="20pt" style:text-underline-style="solid" style:text-underline-width="auto" style:text-underline-color="font-color" fo:font-weight="bold" officeooo:paragraph-rsid="00208a8c" style:font-size-asian="20pt" style:font-weight-asian="bold" style:font-size-complex="20pt" style:font-weight-complex="bold"/>
    </style:style>
    <style:style style:name="P37" style:family="paragraph" style:parent-style-name="Preformatted_20_Text" style:master-page-name="Standard">
      <style:paragraph-properties fo:text-align="center" style:justify-single-word="false" style:page-number="auto"/>
      <style:text-properties style:use-window-font-color="true" style:font-name="Calibri" fo:font-size="20pt" style:text-underline-style="solid" style:text-underline-width="auto" style:text-underline-color="font-color" fo:font-weight="bold" officeooo:paragraph-rsid="004d2727" style:font-size-asian="20pt" style:font-weight-asian="bold" style:font-size-complex="20pt" style:font-weight-complex="bold"/>
    </style:style>
    <style:style style:name="P38" style:family="paragraph" style:parent-style-name="Preformatted_20_Text" style:list-style-name="L1">
      <style:paragraph-properties fo:text-align="start" style:justify-single-word="false"/>
      <style:text-properties style:use-window-font-color="true" style:font-name="Calibri" fo:font-size="16pt" style:text-underline-style="solid" style:text-underline-width="auto" style:text-underline-color="font-color" fo:font-weight="bold" officeooo:rsid="00208a8c" officeooo:paragraph-rsid="00210732" style:font-size-asian="16pt" style:font-weight-asian="bold" style:font-size-complex="16pt" style:font-weight-complex="bold"/>
    </style:style>
    <style:style style:name="P39" style:family="paragraph" style:parent-style-name="Preformatted_20_Text" style:list-style-name="L2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208a8c" officeooo:paragraph-rsid="00210732" style:font-size-asian="12pt" style:font-weight-asian="normal" style:font-size-complex="12pt" style:font-weight-complex="normal"/>
    </style:style>
    <style:style style:name="P40" style:family="paragraph" style:parent-style-name="Preformatted_20_Text" style:list-style-name="L2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23e5f6" officeooo:paragraph-rsid="00350217" style:font-size-asian="12pt" style:font-weight-asian="normal" style:font-size-complex="12pt" style:font-weight-complex="normal"/>
    </style:style>
    <style:style style:name="P41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47d078" officeooo:paragraph-rsid="0067dfa6" style:font-size-asian="12pt" style:font-weight-asian="normal" style:font-size-complex="12pt" style:font-weight-complex="normal"/>
    </style:style>
    <style:style style:name="P42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47d078" officeooo:paragraph-rsid="006c00cf" style:font-size-asian="12pt" style:font-weight-asian="normal" style:font-size-complex="12pt" style:font-weight-complex="normal"/>
    </style:style>
    <style:style style:name="P43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47d078" officeooo:paragraph-rsid="006d5845" style:font-size-asian="12pt" style:font-weight-asian="normal" style:font-size-complex="12pt" style:font-weight-complex="normal"/>
    </style:style>
    <style:style style:name="P44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47d078" officeooo:paragraph-rsid="006df4e5" style:font-size-asian="12pt" style:font-weight-asian="normal" style:font-size-complex="12pt" style:font-weight-complex="normal"/>
    </style:style>
    <style:style style:name="P45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47d078" officeooo:paragraph-rsid="006ffdc3" style:font-size-asian="12pt" style:font-weight-asian="normal" style:font-size-complex="12pt" style:font-weight-complex="normal"/>
    </style:style>
    <style:style style:name="P46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47d078" officeooo:paragraph-rsid="00704053" style:font-size-asian="12pt" style:font-weight-asian="normal" style:font-size-complex="12pt" style:font-weight-complex="normal"/>
    </style:style>
    <style:style style:name="P47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47d078" officeooo:paragraph-rsid="007103f7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70c1bf" officeooo:paragraph-rsid="007103f7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text-align="center" style:justify-single-word="false"/>
      <style:text-properties style:use-window-font-color="true" style:font-name="Calibri" fo:font-size="12pt" style:text-underline-style="none" fo:font-weight="normal" officeooo:rsid="0070c1bf" officeooo:paragraph-rsid="0072127a" style:font-size-asian="12pt" style:font-weight-asian="normal" style:font-size-complex="12pt" style:font-weight-complex="normal"/>
    </style:style>
    <style:style style:name="P50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50fab2" officeooo:paragraph-rsid="0050fab2" style:font-size-asian="10.5pt" style:font-weight-asian="normal" style:font-size-complex="12pt" style:font-weight-complex="normal"/>
    </style:style>
    <style:style style:name="P51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50fab2" officeooo:paragraph-rsid="00539f68" style:font-size-asian="10.5pt" style:font-weight-asian="normal" style:font-size-complex="12pt" style:font-weight-complex="normal"/>
    </style:style>
    <style:style style:name="P52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50fab2" officeooo:paragraph-rsid="00547299" style:font-size-asian="10.5pt" style:font-weight-asian="normal" style:font-size-complex="12pt" style:font-weight-complex="normal"/>
    </style:style>
    <style:style style:name="P53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50fab2" officeooo:paragraph-rsid="0054d837" style:font-size-asian="10.5pt" style:font-weight-asian="normal" style:font-size-complex="12pt" style:font-weight-complex="normal"/>
    </style:style>
    <style:style style:name="P54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50fab2" officeooo:paragraph-rsid="00627059" style:font-size-asian="10.5pt" style:font-weight-asian="normal" style:font-size-complex="12pt" style:font-weight-complex="normal"/>
    </style:style>
    <style:style style:name="P55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525ae8" officeooo:paragraph-rsid="00525ae8" style:font-size-asian="10.5pt" style:font-weight-asian="normal" style:font-size-complex="12pt" style:font-weight-complex="normal"/>
    </style:style>
    <style:style style:name="P56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539f68" officeooo:paragraph-rsid="00539f68" style:font-size-asian="10.5pt" style:font-weight-asian="normal" style:font-size-complex="12pt" style:font-weight-complex="normal"/>
    </style:style>
    <style:style style:name="P57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547299" officeooo:paragraph-rsid="00547299" style:font-size-asian="10.5pt" style:font-weight-asian="normal" style:font-size-complex="12pt" style:font-weight-complex="normal"/>
    </style:style>
    <style:style style:name="P58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54d837" officeooo:paragraph-rsid="0054d837" style:font-size-asian="10.5pt" style:font-weight-asian="normal" style:font-size-complex="12pt" style:font-weight-complex="normal"/>
    </style:style>
    <style:style style:name="P59" style:family="paragraph" style:parent-style-name="Preformatted_20_Text" style:list-style-name="L4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7534c6" officeooo:paragraph-rsid="007534c6" style:font-size-asian="10.5pt" style:font-weight-asian="normal" style:font-size-complex="12pt" style:font-weight-complex="normal"/>
    </style:style>
    <style:style style:name="P60" style:family="paragraph" style:parent-style-name="Preformatted_20_Text" style:list-style-name="L4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72ecb2" officeooo:paragraph-rsid="0072ecb2" style:font-size-asian="10.5pt" style:font-weight-asian="normal" style:font-size-complex="12pt" style:font-weight-complex="normal"/>
    </style:style>
    <style:style style:name="P61" style:family="paragraph" style:parent-style-name="Preformatted_20_Text" style:list-style-name="L4">
      <style:paragraph-properties fo:text-align="start" style:justify-single-word="false"/>
      <style:text-properties style:use-window-font-color="true" style:font-name="Calibri" fo:font-size="12pt" style:text-underline-style="none" fo:font-weight="normal" officeooo:rsid="004f1e78" officeooo:paragraph-rsid="00754515" style:font-size-asian="10.5pt" style:font-weight-asian="normal" style:font-size-complex="12pt" style:font-weight-complex="normal"/>
    </style:style>
    <style:style style:name="P62" style:family="paragraph" style:parent-style-name="Preformatted_20_Text" style:list-style-name="L2">
      <style:paragraph-properties fo:text-align="start" style:justify-single-word="false"/>
      <style:text-properties style:use-window-font-color="true" style:font-name="Calibri" fo:font-size="12pt" style:text-underline-style="none" fo:font-weight="bold" officeooo:rsid="00257d78" officeooo:paragraph-rsid="00257d78" style:font-size-asian="12pt" style:font-weight-asian="bold" style:font-size-complex="12pt" style:font-weight-complex="bold"/>
    </style:style>
    <style:style style:name="P63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208a8c" officeooo:paragraph-rsid="00579ffc" style:font-size-asian="14pt" style:font-weight-asian="bold" style:font-size-complex="14pt" style:font-weight-complex="bold"/>
    </style:style>
    <style:style style:name="P64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208a8c" officeooo:paragraph-rsid="006b96d2" style:font-size-asian="14pt" style:font-weight-asian="bold" style:font-size-complex="14pt" style:font-weight-complex="bold"/>
    </style:style>
    <style:style style:name="P65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208a8c" officeooo:paragraph-rsid="006d5845" style:font-size-asian="14pt" style:font-weight-asian="bold" style:font-size-complex="14pt" style:font-weight-complex="bold"/>
    </style:style>
    <style:style style:name="P66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208a8c" officeooo:paragraph-rsid="006d858b" style:font-size-asian="14pt" style:font-weight-asian="bold" style:font-size-complex="14pt" style:font-weight-complex="bold"/>
    </style:style>
    <style:style style:name="P67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208a8c" officeooo:paragraph-rsid="006d891f" style:font-size-asian="14pt" style:font-weight-asian="bold" style:font-size-complex="14pt" style:font-weight-complex="bold"/>
    </style:style>
    <style:style style:name="P68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208a8c" officeooo:paragraph-rsid="006df4e5" style:font-size-asian="14pt" style:font-weight-asian="bold" style:font-size-complex="14pt" style:font-weight-complex="bold"/>
    </style:style>
    <style:style style:name="P69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208a8c" officeooo:paragraph-rsid="006ec315" style:font-size-asian="14pt" style:font-weight-asian="bold" style:font-size-complex="14pt" style:font-weight-complex="bold"/>
    </style:style>
    <style:style style:name="P70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208a8c" officeooo:paragraph-rsid="00704053" style:font-size-asian="14pt" style:font-weight-asian="bold" style:font-size-complex="14pt" style:font-weight-complex="bold"/>
    </style:style>
    <style:style style:name="P71" style:family="paragraph" style:parent-style-name="Preformatted_20_Text" style:list-style-name="L3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208a8c" officeooo:paragraph-rsid="007103f7" style:font-size-asian="14pt" style:font-weight-asian="bold" style:font-size-complex="14pt" style:font-weight-complex="bold"/>
    </style:style>
    <style:style style:name="P72" style:family="paragraph" style:parent-style-name="Preformatted_20_Text" style:list-style-name="L4">
      <style:paragraph-properties fo:text-align="start" style:justify-single-word="false"/>
      <style:text-properties style:use-window-font-color="true" style:font-name="Calibri" fo:font-size="14pt" style:text-underline-style="solid" style:text-underline-width="auto" style:text-underline-color="font-color" fo:font-weight="bold" officeooo:rsid="004f1e78" officeooo:paragraph-rsid="00754515" style:font-size-asian="14pt" style:font-weight-asian="bold" style:font-size-complex="14pt" style:font-weight-complex="bold"/>
    </style:style>
    <style:style style:name="P73" style:family="paragraph" style:parent-style-name="Preformatted_20_Text" style:list-style-name="L4">
      <style:paragraph-properties fo:text-align="start" style:justify-single-word="false"/>
      <style:text-properties style:use-window-font-color="true" officeooo:paragraph-rsid="00768213"/>
    </style:style>
    <style:style style:name="P74" style:family="paragraph" style:parent-style-name="Preformatted_20_Text" style:list-style-name="L4">
      <style:paragraph-properties fo:text-align="start" style:justify-single-word="false"/>
      <style:text-properties style:use-window-font-color="true" officeooo:paragraph-rsid="0076ab57"/>
    </style:style>
    <style:style style:name="P75" style:family="paragraph" style:parent-style-name="Preformatted_20_Text" style:list-style-name="L4">
      <style:paragraph-properties fo:text-align="start" style:justify-single-word="false"/>
      <style:text-properties style:use-window-font-color="true" officeooo:paragraph-rsid="007a44c6"/>
    </style:style>
    <style:style style:name="P76" style:family="paragraph" style:parent-style-name="Preformatted_20_Text" style:list-style-name="L4">
      <style:paragraph-properties fo:text-align="start" style:justify-single-word="false"/>
      <style:text-properties style:use-window-font-color="true" style:font-name="Calibri1" fo:font-size="12pt" style:text-underline-style="none" fo:font-weight="normal" officeooo:rsid="00768213" officeooo:paragraph-rsid="00768213" style:font-size-asian="12pt" style:font-weight-asian="normal" style:font-size-complex="12pt" style:font-weight-complex="normal"/>
    </style:style>
    <style:style style:name="P77" style:family="paragraph" style:parent-style-name="Preformatted_20_Text" style:list-style-name="L2">
      <style:paragraph-properties fo:text-align="start" style:justify-single-word="false"/>
      <style:text-properties style:font-name="Calibri" fo:font-weight="bold" officeooo:paragraph-rsid="00210732" style:font-weight-asian="bold" style:font-weight-complex="bold"/>
    </style:style>
    <style:style style:name="P78" style:family="paragraph" style:parent-style-name="Preformatted_20_Text" style:list-style-name="L2">
      <style:paragraph-properties fo:text-align="start" style:justify-single-word="false"/>
      <style:text-properties style:font-name="Calibri" fo:font-weight="bold" officeooo:paragraph-rsid="00260b7a" style:font-weight-asian="bold" style:font-weight-complex="bold"/>
    </style:style>
    <style:style style:name="P79" style:family="paragraph" style:parent-style-name="Preformatted_20_Text" style:list-style-name="L2">
      <style:paragraph-properties fo:text-align="start" style:justify-single-word="false"/>
      <style:text-properties fo:color="#0000ff" style:font-name="Calibri" fo:font-size="14pt" style:text-underline-style="solid" style:text-underline-width="auto" style:text-underline-color="font-color" fo:font-weight="bold" officeooo:rsid="002357de" officeooo:paragraph-rsid="002357de" style:font-size-asian="14pt" style:font-weight-asian="bold" style:font-size-complex="14pt" style:font-weight-complex="bold"/>
    </style:style>
    <style:style style:name="P80" style:family="paragraph" style:parent-style-name="Preformatted_20_Text" style:list-style-name="L3">
      <style:paragraph-properties fo:text-align="start" style:justify-single-word="false"/>
      <style:text-properties fo:color="#0000ff" style:font-name="Calibri" fo:font-size="14pt" style:text-underline-style="solid" style:text-underline-width="auto" style:text-underline-color="font-color" fo:font-weight="bold" officeooo:rsid="002357de" officeooo:paragraph-rsid="00567fba" style:font-size-asian="14pt" style:font-weight-asian="bold" style:font-size-complex="14pt" style:font-weight-complex="bold"/>
    </style:style>
    <style:style style:name="P81" style:family="paragraph" style:parent-style-name="Preformatted_20_Text" style:list-style-name="L4">
      <style:paragraph-properties fo:text-align="start" style:justify-single-word="false"/>
      <style:text-properties fo:color="#0000ff" style:font-name="Calibri" fo:font-size="14pt" style:text-underline-style="solid" style:text-underline-width="auto" style:text-underline-color="font-color" fo:font-weight="bold" officeooo:rsid="00759b0b" officeooo:paragraph-rsid="00759b0b" style:font-size-asian="14pt" style:font-weight-asian="bold" style:font-size-complex="14pt" style:font-weight-complex="bold"/>
    </style:style>
    <style:style style:name="P82" style:family="paragraph" style:parent-style-name="Preformatted_20_Text" style:list-style-name="L2">
      <style:paragraph-properties fo:text-align="start" style:justify-single-word="false"/>
      <style:text-properties fo:color="#0000ff" style:font-name="Calibri" fo:font-size="12pt" fo:font-weight="bold" officeooo:paragraph-rsid="002357de" style:font-size-asian="12pt" style:font-weight-asian="bold" style:font-size-complex="12pt" style:font-weight-complex="bold"/>
    </style:style>
    <style:style style:name="P83" style:family="paragraph" style:parent-style-name="Preformatted_20_Text" style:list-style-name="L3">
      <style:paragraph-properties fo:text-align="start" style:justify-single-word="false"/>
      <style:text-properties fo:color="#0000ff" style:font-name="Calibri" fo:font-size="12pt" fo:font-weight="bold" officeooo:paragraph-rsid="00567fba" style:font-size-asian="12pt" style:font-weight-asian="bold" style:font-size-complex="12pt" style:font-weight-complex="bold"/>
    </style:style>
    <style:style style:name="P84" style:family="paragraph" style:parent-style-name="Preformatted_20_Text" style:list-style-name="L2">
      <style:paragraph-properties fo:text-align="start" style:justify-single-word="false"/>
      <style:text-properties fo:color="#0000ff" style:font-name="Calibri" fo:font-size="12pt" style:text-underline-style="none" fo:font-weight="normal" officeooo:rsid="0023e5f6" officeooo:paragraph-rsid="00350217" style:font-size-asian="12pt" style:font-weight-asian="normal" style:font-size-complex="12pt" style:font-weight-complex="normal"/>
    </style:style>
    <style:style style:name="P85" style:family="paragraph" style:parent-style-name="Preformatted_20_Text" style:list-style-name="L2">
      <style:paragraph-properties fo:text-align="start" style:justify-single-word="false"/>
      <style:text-properties fo:color="#0000ff" style:font-name="Calibri" fo:font-size="12pt" style:text-underline-style="none" fo:font-weight="normal" officeooo:rsid="0023e5f6" officeooo:paragraph-rsid="003ad716" style:font-size-asian="12pt" style:font-weight-asian="normal" style:font-size-complex="12pt" style:font-weight-complex="normal"/>
    </style:style>
    <style:style style:name="P86" style:family="paragraph" style:parent-style-name="Preformatted_20_Text" style:list-style-name="L2">
      <style:paragraph-properties fo:text-align="start" style:justify-single-word="false"/>
      <style:text-properties fo:color="#0000ff" style:font-name="Calibri" fo:font-size="12pt" style:text-underline-style="none" fo:font-weight="normal" officeooo:rsid="0023e5f6" officeooo:paragraph-rsid="003b3f2b" style:font-size-asian="12pt" style:font-weight-asian="normal" style:font-size-complex="12pt" style:font-weight-complex="normal"/>
    </style:style>
    <style:style style:name="P87" style:family="paragraph" style:parent-style-name="Preformatted_20_Text" style:list-style-name="L2">
      <style:paragraph-properties fo:text-align="start" style:justify-single-word="false"/>
      <style:text-properties fo:color="#0000ff" style:font-name="Calibri" fo:font-size="12pt" style:text-underline-style="none" fo:font-weight="normal" officeooo:rsid="0023e5f6" officeooo:paragraph-rsid="0040a0c7" style:font-size-asian="12pt" style:font-weight-asian="normal" style:font-size-complex="12pt" style:font-weight-complex="normal"/>
    </style:style>
    <style:style style:name="P88" style:family="paragraph" style:parent-style-name="Preformatted_20_Text" style:list-style-name="L3">
      <style:paragraph-properties fo:text-align="start" style:justify-single-word="false"/>
      <style:text-properties fo:color="#0000ff" style:font-name="Calibri" fo:font-size="12pt" style:text-underline-style="none" fo:font-weight="normal" officeooo:rsid="006d891f" officeooo:paragraph-rsid="006df4e5" style:font-size-asian="12pt" style:font-weight-asian="normal" style:font-size-complex="12pt" style:font-weight-complex="normal"/>
    </style:style>
    <style:style style:name="P89" style:family="paragraph" style:parent-style-name="Preformatted_20_Text" style:list-style-name="L4">
      <style:paragraph-properties fo:text-align="start" style:justify-single-word="false"/>
      <style:text-properties fo:color="#0000ff" style:font-name="Calibri1" fo:font-size="12pt" style:text-underline-style="none" fo:font-weight="normal" officeooo:rsid="007103f7" officeooo:paragraph-rsid="00759b0b" style:font-size-asian="12pt" style:font-weight-asian="normal" style:font-size-complex="12pt" style:font-weight-complex="normal"/>
    </style:style>
    <style:style style:name="P90" style:family="paragraph" style:parent-style-name="Preformatted_20_Text" style:list-style-name="L4">
      <style:paragraph-properties fo:text-align="start" style:justify-single-word="false"/>
      <style:text-properties officeooo:paragraph-rsid="00754515"/>
    </style:style>
    <style:style style:name="P91" style:family="paragraph" style:parent-style-name="Preformatted_20_Text" style:list-style-name="L4">
      <style:paragraph-properties fo:text-align="start" style:justify-single-word="false"/>
      <style:text-properties officeooo:paragraph-rsid="0072ecb2"/>
    </style:style>
    <style:style style:name="P92" style:family="paragraph" style:parent-style-name="Preformatted_20_Text" style:list-style-name="L4">
      <style:paragraph-properties fo:text-align="start" style:justify-single-word="false"/>
      <style:text-properties officeooo:paragraph-rsid="00759b0b"/>
    </style:style>
    <style:style style:name="P93" style:family="paragraph" style:parent-style-name="Preformatted_20_Text" style:list-style-name="L4">
      <style:paragraph-properties fo:text-align="start" style:justify-single-word="false"/>
      <style:text-properties style:font-name="Calibri" fo:font-size="12pt" officeooo:paragraph-rsid="00768213" style:font-size-asian="12pt" style:font-size-complex="12pt"/>
    </style:style>
    <style:style style:name="P94" style:family="paragraph" style:parent-style-name="Preformatted_20_Text" style:list-style-name="L4">
      <style:paragraph-properties fo:text-align="start" style:justify-single-word="false"/>
      <style:text-properties style:font-name="Calibri" fo:font-size="12pt" officeooo:paragraph-rsid="0076ab57" style:font-size-asian="12pt" style:font-size-complex="12pt"/>
    </style:style>
    <style:style style:name="P95" style:family="paragraph" style:parent-style-name="Preformatted_20_Text" style:list-style-name="L4">
      <style:paragraph-properties fo:text-align="start" style:justify-single-word="false"/>
      <style:text-properties style:font-name="Calibri" fo:font-size="12pt" officeooo:paragraph-rsid="007a7dcb" style:font-size-asian="12pt" style:font-size-complex="12pt"/>
    </style:style>
    <style:style style:name="T1" style:family="text">
      <style:text-properties officeooo:rsid="00208a8c"/>
    </style:style>
    <style:style style:name="T2" style:family="text">
      <style:text-properties style:use-window-font-color="true" fo:font-size="12pt" style:text-underline-style="none" officeooo:rsid="00208a8c" style:font-size-asian="12pt" style:font-size-complex="12pt"/>
    </style:style>
    <style:style style:name="T3" style:family="text">
      <style:text-properties style:use-window-font-color="true" fo:font-size="12pt" style:text-underline-style="none" fo:font-weight="normal" officeooo:rsid="00208a8c" style:font-size-asian="12pt" style:font-weight-asian="normal" style:font-size-complex="12pt" style:font-weight-complex="normal"/>
    </style:style>
    <style:style style:name="T4" style:family="text">
      <style:text-properties style:use-window-font-color="true" fo:font-size="12pt" style:text-underline-style="none" fo:font-weight="normal" officeooo:rsid="0022a3d3" style:font-size-asian="12pt" style:font-weight-asian="normal" style:font-size-complex="12pt" style:font-weight-complex="normal"/>
    </style:style>
    <style:style style:name="T5" style:family="text">
      <style:text-properties style:use-window-font-color="true" fo:font-size="12pt" style:text-underline-style="none" fo:font-weight="normal" officeooo:rsid="00260b7a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style:text-underline-style="none" fo:font-weight="normal" officeooo:rsid="0027ad4a" style:font-size-asian="12pt" style:font-weight-asian="normal" style:font-size-complex="12pt" style:font-weight-complex="normal"/>
    </style:style>
    <style:style style:name="T7" style:family="text">
      <style:text-properties style:use-window-font-color="true" fo:font-size="12pt" style:text-underline-style="none" fo:font-weight="normal" officeooo:rsid="005bff73" style:font-size-asian="12pt" style:font-weight-asian="normal" style:font-size-complex="12pt" style:font-weight-complex="normal"/>
    </style:style>
    <style:style style:name="T8" style:family="text">
      <style:text-properties style:use-window-font-color="true" fo:font-size="12pt" style:text-underline-style="none" fo:font-weight="normal" officeooo:rsid="00607810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4pt" style:text-underline-style="solid" style:text-underline-width="auto" style:text-underline-color="font-color" officeooo:rsid="00210732" style:font-size-asian="14pt" style:font-size-complex="14pt"/>
    </style:style>
    <style:style style:name="T10" style:family="text">
      <style:text-properties style:use-window-font-color="true" style:text-underline-style="none" fo:font-weight="normal" officeooo:rsid="002357de" style:font-weight-asian="normal" style:font-weight-complex="normal"/>
    </style:style>
    <style:style style:name="T11" style:family="text">
      <style:text-properties style:use-window-font-color="true" style:text-underline-style="none" fo:font-weight="normal" officeooo:rsid="0023e5f6" style:font-weight-asian="normal" style:font-weight-complex="normal"/>
    </style:style>
    <style:style style:name="T12" style:family="text">
      <style:text-properties style:use-window-font-color="true" style:text-underline-style="none" fo:font-weight="normal" officeooo:rsid="00598034" style:font-weight-asian="normal" style:font-weight-complex="normal"/>
    </style:style>
    <style:style style:name="T13" style:family="text">
      <style:text-properties style:use-window-font-color="true" style:text-underline-style="none" fo:font-weight="normal" officeooo:rsid="0065ee18" style:font-weight-asian="normal" style:font-weight-complex="normal"/>
    </style:style>
    <style:style style:name="T14" style:family="text">
      <style:text-properties style:use-window-font-color="true" style:text-underline-style="none" fo:font-weight="normal" officeooo:rsid="00759b0b" style:font-weight-asian="normal" style:font-weight-complex="normal"/>
    </style:style>
    <style:style style:name="T15" style:family="text">
      <style:text-properties style:use-window-font-color="true" style:text-underline-style="none" fo:font-weight="normal" officeooo:rsid="0075fadb" style:font-weight-asian="normal" style:font-weight-complex="normal"/>
    </style:style>
    <style:style style:name="T16" style:family="text">
      <style:text-properties style:use-window-font-color="true" style:text-underline-style="none" fo:font-weight="normal" officeooo:rsid="00768213" style:font-weight-asian="normal" style:font-weight-complex="normal"/>
    </style:style>
    <style:style style:name="T17" style:family="text">
      <style:text-properties style:use-window-font-color="true" style:text-underline-style="none" fo:font-weight="normal" officeooo:rsid="0076ab57" style:font-weight-asian="normal" style:font-weight-complex="normal"/>
    </style:style>
    <style:style style:name="T18" style:family="text">
      <style:text-properties style:use-window-font-color="true" style:text-underline-style="none" fo:font-weight="normal" officeooo:rsid="00787c43" style:font-weight-asian="normal" style:font-weight-complex="normal"/>
    </style:style>
    <style:style style:name="T19" style:family="text">
      <style:text-properties style:use-window-font-color="true" style:text-underline-style="none" fo:font-weight="normal" officeooo:rsid="007a7dcb" style:font-weight-asian="normal" style:font-weight-complex="normal"/>
    </style:style>
    <style:style style:name="T20" style:family="text">
      <style:text-properties style:use-window-font-color="true" officeooo:rsid="00350217"/>
    </style:style>
    <style:style style:name="T21" style:family="text">
      <style:text-properties style:use-window-font-color="true" officeooo:rsid="0036d1d6"/>
    </style:style>
    <style:style style:name="T22" style:family="text">
      <style:text-properties style:use-window-font-color="true" style:font-name="Calibri1" fo:font-size="12pt" fo:font-weight="normal" officeooo:rsid="004054fb" style:font-size-asian="12pt" style:font-weight-asian="normal" style:font-size-complex="12pt" style:font-weight-complex="normal"/>
    </style:style>
    <style:style style:name="T23" style:family="text">
      <style:text-properties style:use-window-font-color="true" style:font-name="Calibri1" fo:font-size="12pt" fo:font-weight="normal" officeooo:rsid="00408bfe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Calibri1" fo:font-size="12pt" fo:font-weight="normal" officeooo:rsid="0040a0c7" style:font-size-asian="12pt" style:font-weight-asian="normal" style:font-size-complex="12pt" style:font-weight-complex="normal"/>
    </style:style>
    <style:style style:name="T25" style:family="text">
      <style:text-properties style:use-window-font-color="true" style:font-name="Calibri1" fo:font-size="12pt" fo:font-weight="normal" officeooo:rsid="00453a7e" style:font-size-asian="12pt" style:font-weight-asian="normal" style:font-size-complex="12pt" style:font-weight-complex="normal"/>
    </style:style>
    <style:style style:name="T26" style:family="text">
      <style:text-properties style:use-window-font-color="true" style:font-name="Calibri1" fo:font-size="12pt" style:text-underline-style="none" fo:font-weight="normal" officeooo:rsid="00759b0b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Calibri1" fo:font-size="12pt" style:text-underline-style="none" fo:font-weight="normal" officeooo:rsid="0075fadb" style:font-size-asian="12pt" style:font-weight-asian="normal" style:font-size-complex="12pt" style:font-weight-complex="normal"/>
    </style:style>
    <style:style style:name="T28" style:family="text">
      <style:text-properties style:use-window-font-color="true" style:font-name="Calibri1" fo:font-size="12pt" style:text-underline-style="none" fo:font-weight="normal" officeooo:rsid="00768213" style:font-size-asian="12pt" style:font-weight-asian="normal" style:font-size-complex="12pt" style:font-weight-complex="normal"/>
    </style:style>
    <style:style style:name="T29" style:family="text">
      <style:text-properties style:use-window-font-color="true" style:font-name="Calibri1" fo:font-size="12pt" style:text-underline-style="none" fo:font-weight="normal" officeooo:rsid="0076ab57" style:font-size-asian="12pt" style:font-weight-asian="normal" style:font-size-complex="12pt" style:font-weight-complex="normal"/>
    </style:style>
    <style:style style:name="T30" style:family="text">
      <style:text-properties style:use-window-font-color="true" style:font-name="Calibri1" fo:font-size="10pt" fo:font-weight="normal" officeooo:rsid="004054fb" style:font-size-asian="10pt" style:font-weight-asian="normal" style:font-size-complex="10pt" style:font-weight-complex="normal"/>
    </style:style>
    <style:style style:name="T31" style:family="text">
      <style:text-properties style:use-window-font-color="true" style:font-name="Calibri1" style:text-underline-style="none" fo:font-weight="normal" officeooo:rsid="00759b0b" style:font-weight-asian="normal" style:font-weight-complex="normal"/>
    </style:style>
    <style:style style:name="T32" style:family="text">
      <style:text-properties style:use-window-font-color="true" style:font-name="Calibri1" style:text-underline-style="none" fo:font-weight="normal" officeooo:rsid="0075fadb" style:font-weight-asian="normal" style:font-weight-complex="normal"/>
    </style:style>
    <style:style style:name="T33" style:family="text">
      <style:text-properties style:use-window-font-color="true" style:font-name="Calibri1" style:text-underline-style="none" fo:font-weight="normal" officeooo:rsid="00768213" style:font-weight-asian="normal" style:font-weight-complex="normal"/>
    </style:style>
    <style:style style:name="T34" style:family="text">
      <style:text-properties style:use-window-font-color="true" style:font-name="Calibri1" style:text-underline-style="none" fo:font-weight="normal" officeooo:rsid="0076ab57" style:font-weight-asian="normal" style:font-weight-complex="normal"/>
    </style:style>
    <style:style style:name="T35" style:family="text">
      <style:text-properties style:use-window-font-color="true" officeooo:rsid="00370c26"/>
    </style:style>
    <style:style style:name="T36" style:family="text">
      <style:text-properties style:use-window-font-color="true" officeooo:rsid="003ad716"/>
    </style:style>
    <style:style style:name="T37" style:family="text">
      <style:text-properties style:use-window-font-color="true" officeooo:rsid="00427dcf"/>
    </style:style>
    <style:style style:name="T38" style:family="text">
      <style:text-properties style:use-window-font-color="true" officeooo:rsid="0047d078"/>
    </style:style>
    <style:style style:name="T39" style:family="text">
      <style:text-properties style:use-window-font-color="true" fo:font-size="16pt" style:text-underline-style="solid" style:text-underline-width="auto" style:text-underline-color="font-color" officeooo:rsid="00210732" style:font-size-asian="16pt" style:font-size-complex="16pt"/>
    </style:style>
    <style:style style:name="T40" style:family="text">
      <style:text-properties style:use-window-font-color="true" officeooo:rsid="005d9910"/>
    </style:style>
    <style:style style:name="T41" style:family="text">
      <style:text-properties style:use-window-font-color="true" style:font-name="Calibri" fo:font-size="14pt" style:text-underline-style="solid" style:text-underline-width="auto" style:text-underline-color="font-color" fo:font-weight="bold" officeooo:rsid="004f1e78" style:font-size-asian="14pt" style:font-weight-asian="bold" style:font-size-complex="14pt" style:font-weight-complex="bold"/>
    </style:style>
    <style:style style:name="T42" style:family="text">
      <style:text-properties style:use-window-font-color="true" style:font-name="Calibri" fo:font-size="14pt" style:text-underline-style="solid" style:text-underline-width="auto" style:text-underline-color="font-color" fo:font-weight="bold" officeooo:rsid="00754515" style:font-size-asian="14pt" style:font-weight-asian="bold" style:font-size-complex="14pt" style:font-weight-complex="bold"/>
    </style:style>
    <style:style style:name="T43" style:family="text">
      <style:text-properties style:use-window-font-color="true" style:font-name="Calibri" fo:font-size="14pt" style:text-underline-style="none" fo:font-weight="normal" officeooo:rsid="004f1e78" style:font-size-asian="14pt" style:font-weight-asian="normal" style:font-size-complex="14pt" style:font-weight-complex="normal"/>
    </style:style>
    <style:style style:name="T44" style:family="text">
      <style:text-properties style:use-window-font-color="true" style:font-name="Calibri" fo:font-size="12pt" style:text-underline-style="none" fo:font-weight="normal" officeooo:rsid="00759b0b" style:font-size-asian="12pt" style:font-weight-asian="normal" style:font-size-complex="12pt" style:font-weight-complex="normal"/>
    </style:style>
    <style:style style:name="T45" style:family="text">
      <style:text-properties style:use-window-font-color="true" style:font-name="Calibri" fo:font-size="12pt" style:text-underline-style="none" fo:font-weight="normal" officeooo:rsid="0072ecb2" style:font-size-asian="10.5pt" style:font-weight-asian="normal" style:font-size-complex="12pt" style:font-weight-complex="normal"/>
    </style:style>
    <style:style style:name="T46" style:family="text">
      <style:text-properties style:use-window-font-color="true" style:font-name="Calibri" fo:font-size="12pt" style:text-underline-style="none" fo:font-weight="normal" officeooo:rsid="007534c6" style:font-size-asian="10.5pt" style:font-weight-asian="normal" style:font-size-complex="12pt" style:font-weight-complex="normal"/>
    </style:style>
    <style:style style:name="T47" style:family="text">
      <style:text-properties style:use-window-font-color="true" style:font-name="CourierStd" fo:font-size="9pt" style:text-underline-style="none" fo:font-weight="normal" officeooo:rsid="00759b0b" style:font-size-asian="9pt" style:font-weight-asian="normal" style:font-size-complex="12pt" style:font-weight-complex="normal"/>
    </style:style>
    <style:style style:name="T48" style:family="text">
      <style:text-properties style:use-window-font-color="true" style:font-name="CourierStd" fo:font-size="9pt" style:text-underline-style="none" fo:font-weight="normal" officeooo:rsid="0076ab57" style:font-size-asian="9pt" style:font-weight-asian="normal" style:font-size-complex="12pt" style:font-weight-complex="normal"/>
    </style:style>
    <style:style style:name="T49" style:family="text">
      <style:text-properties style:use-window-font-color="true" style:font-name="CourierStd" fo:font-size="9pt" style:text-underline-style="none" fo:font-weight="normal" officeooo:rsid="00787c43" style:font-size-asian="9pt" style:font-weight-asian="normal" style:font-size-complex="12pt" style:font-weight-complex="normal"/>
    </style:style>
    <style:style style:name="T50" style:family="text">
      <style:text-properties style:use-window-font-color="true" style:font-name="CourierStd" fo:font-size="9pt" style:text-underline-style="none" fo:font-weight="normal" officeooo:rsid="007a7dcb" style:font-size-asian="9pt" style:font-weight-asian="normal" style:font-size-complex="12pt" style:font-weight-complex="normal"/>
    </style:style>
    <style:style style:name="T51" style:family="text">
      <style:text-properties style:use-window-font-color="true" style:font-name="CourierStd" style:text-underline-style="none" fo:font-weight="normal" officeooo:rsid="00759b0b" style:font-weight-asian="normal" style:font-weight-complex="normal"/>
    </style:style>
    <style:style style:name="T52" style:family="text">
      <style:text-properties style:use-window-font-color="true" style:font-name="CourierStd" style:text-underline-style="none" fo:font-weight="normal" officeooo:rsid="0076ab57" style:font-weight-asian="normal" style:font-weight-complex="normal"/>
    </style:style>
    <style:style style:name="T53" style:family="text">
      <style:text-properties style:use-window-font-color="true" style:font-name="CourierStd" style:text-underline-style="none" fo:font-weight="normal" officeooo:rsid="00787c43" style:font-weight-asian="normal" style:font-weight-complex="normal"/>
    </style:style>
    <style:style style:name="T54" style:family="text">
      <style:text-properties style:use-window-font-color="true" style:font-name="CourierStd" style:text-underline-style="none" fo:font-weight="normal" officeooo:rsid="007a7dcb" style:font-weight-asian="normal" style:font-weight-complex="normal"/>
    </style:style>
    <style:style style:name="T55" style:family="text">
      <style:text-properties officeooo:rsid="00210732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8885c" style:font-weight-asian="normal" style:font-weight-complex="normal"/>
    </style:style>
    <style:style style:name="T58" style:family="text">
      <style:text-properties fo:font-weight="normal" officeooo:rsid="0031db18" style:font-weight-asian="normal" style:font-weight-complex="normal"/>
    </style:style>
    <style:style style:name="T59" style:family="text">
      <style:text-properties fo:font-weight="normal" officeooo:rsid="00335073" style:font-weight-asian="normal" style:font-weight-complex="normal"/>
    </style:style>
    <style:style style:name="T60" style:family="text">
      <style:text-properties fo:font-weight="normal" officeooo:rsid="0036d1d6" style:font-weight-asian="normal" style:font-weight-complex="normal"/>
    </style:style>
    <style:style style:name="T61" style:family="text">
      <style:text-properties fo:font-weight="normal" officeooo:rsid="00370c26" style:font-weight-asian="normal" style:font-weight-complex="normal"/>
    </style:style>
    <style:style style:name="T62" style:family="text">
      <style:text-properties fo:font-weight="normal" officeooo:rsid="0037687c" style:font-weight-asian="normal" style:font-weight-complex="normal"/>
    </style:style>
    <style:style style:name="T63" style:family="text">
      <style:text-properties fo:font-weight="normal" officeooo:rsid="00384e3d" style:font-weight-asian="normal" style:font-weight-complex="normal"/>
    </style:style>
    <style:style style:name="T64" style:family="text">
      <style:text-properties fo:font-weight="normal" officeooo:rsid="003a446b" style:font-weight-asian="normal" style:font-weight-complex="normal"/>
    </style:style>
    <style:style style:name="T65" style:family="text">
      <style:text-properties fo:font-weight="normal" officeooo:rsid="003b3f2b" style:font-weight-asian="normal" style:font-weight-complex="normal"/>
    </style:style>
    <style:style style:name="T66" style:family="text">
      <style:text-properties fo:font-weight="normal" officeooo:rsid="003cfe41" style:font-weight-asian="normal" style:font-weight-complex="normal"/>
    </style:style>
    <style:style style:name="T67" style:family="text">
      <style:text-properties style:text-underline-style="none" fo:font-weight="normal" officeooo:rsid="002357de" style:font-weight-asian="normal" style:font-weight-complex="normal"/>
    </style:style>
    <style:style style:name="T68" style:family="text">
      <style:text-properties style:text-underline-style="none" fo:font-weight="normal" officeooo:rsid="004f1e78" style:font-weight-asian="normal" style:font-weight-complex="normal"/>
    </style:style>
    <style:style style:name="T69" style:family="text">
      <style:text-properties style:text-underline-style="none" fo:font-weight="normal" officeooo:rsid="00567fba" style:font-weight-asian="normal" style:font-weight-complex="normal"/>
    </style:style>
    <style:style style:name="T70" style:family="text">
      <style:text-properties style:text-underline-style="none" officeooo:rsid="00257d78"/>
    </style:style>
    <style:style style:name="T71" style:family="text">
      <style:text-properties style:text-underline-style="none" officeooo:rsid="003a446b"/>
    </style:style>
    <style:style style:name="T72" style:family="text">
      <style:text-properties style:text-underline-style="none" officeooo:rsid="00210732"/>
    </style:style>
    <style:style style:name="T73" style:family="text">
      <style:text-properties style:text-underline-style="none" officeooo:rsid="004d2727"/>
    </style:style>
    <style:style style:name="T74" style:family="text">
      <style:text-properties style:text-underline-style="none" officeooo:rsid="0072127a"/>
    </style:style>
    <style:style style:name="T75" style:family="text">
      <style:text-properties fo:font-weight="bold" officeooo:rsid="0028885c" style:font-weight-asian="bold" style:font-weight-complex="bold"/>
    </style:style>
    <style:style style:name="T76" style:family="text">
      <style:text-properties fo:font-weight="bold" officeooo:rsid="00627059" style:font-weight-asian="bold" style:font-weight-complex="bold"/>
    </style:style>
    <style:style style:name="T77" style:family="text">
      <style:text-properties fo:font-weight="bold" style:font-weight-asian="bold" style:font-weight-complex="normal"/>
    </style:style>
    <style:style style:name="T78" style:family="text">
      <style:text-properties fo:color="#dc2300" fo:font-size="12pt" style:text-underline-style="none" fo:font-weight="normal" officeooo:rsid="0022a3d3" style:font-size-asian="12pt" style:font-weight-asian="normal" style:font-size-complex="12pt" style:font-weight-complex="normal"/>
    </style:style>
    <style:style style:name="T79" style:family="text">
      <style:text-properties fo:color="#ff0000"/>
    </style:style>
    <style:style style:name="T80" style:family="text">
      <style:text-properties fo:color="#ff0000" fo:font-size="12pt" style:text-underline-style="none" fo:font-weight="normal" officeooo:rsid="00260b7a" style:font-size-asian="12pt" style:font-weight-asian="normal" style:font-size-complex="12pt" style:font-weight-complex="normal"/>
    </style:style>
    <style:style style:name="T81" style:family="text">
      <style:text-properties fo:color="#ff0000" fo:font-size="12pt" style:text-underline-style="none" fo:font-weight="normal" officeooo:rsid="00598034" style:font-size-asian="10.5pt" style:font-weight-asian="normal" style:font-size-complex="12pt" style:font-weight-complex="normal"/>
    </style:style>
    <style:style style:name="T82" style:family="text">
      <style:text-properties fo:color="#ff0000" officeooo:rsid="0028885c"/>
    </style:style>
    <style:style style:name="T83" style:family="text">
      <style:text-properties fo:color="#ff0000" officeooo:rsid="0037687c"/>
    </style:style>
    <style:style style:name="T84" style:family="text">
      <style:text-properties fo:color="#ff0000" style:font-name="Calibri1" fo:font-size="12pt" fo:font-weight="normal" officeooo:rsid="00453a7e" style:font-size-asian="12pt" style:font-weight-asian="normal" style:font-size-complex="12pt" style:font-weight-complex="normal"/>
    </style:style>
    <style:style style:name="T85" style:family="text">
      <style:text-properties fo:color="#ff0000" fo:font-weight="bold" officeooo:rsid="004afa41" style:font-weight-asian="bold" style:font-weight-complex="bold"/>
    </style:style>
    <style:style style:name="T86" style:family="text">
      <style:text-properties fo:color="#ff0000" officeooo:rsid="00539f68"/>
    </style:style>
    <style:style style:name="T87" style:family="text">
      <style:text-properties fo:color="#ff0000" officeooo:rsid="00547299"/>
    </style:style>
    <style:style style:name="T88" style:family="text">
      <style:text-properties fo:color="#ff0000" officeooo:rsid="0054d837"/>
    </style:style>
    <style:style style:name="T89" style:family="text">
      <style:text-properties officeooo:rsid="0028885c"/>
    </style:style>
    <style:style style:name="T90" style:family="text">
      <style:text-properties fo:color="#0000ff"/>
    </style:style>
    <style:style style:name="T91" style:family="text">
      <style:text-properties fo:color="#0000ff" officeooo:rsid="00350217"/>
    </style:style>
    <style:style style:name="T92" style:family="text">
      <style:text-properties fo:color="#0000ff" fo:font-weight="normal" style:font-weight-asian="normal" style:font-weight-complex="normal"/>
    </style:style>
    <style:style style:name="T93" style:family="text">
      <style:text-properties fo:color="#0000ff" fo:font-weight="normal" officeooo:rsid="00370c26" style:font-weight-asian="normal" style:font-weight-complex="normal"/>
    </style:style>
    <style:style style:name="T94" style:family="text">
      <style:text-properties fo:color="#0000ff" fo:font-weight="normal" officeooo:rsid="003b3f2b" style:font-weight-asian="normal" style:font-weight-complex="normal"/>
    </style:style>
    <style:style style:name="T95" style:family="text">
      <style:text-properties fo:color="#0000ff" fo:font-size="12pt" fo:font-weight="normal" officeooo:rsid="002d5817" style:font-size-asian="12pt" style:font-weight-asian="normal" style:font-size-complex="12pt" style:font-weight-complex="normal"/>
    </style:style>
    <style:style style:name="T96" style:family="text">
      <style:text-properties fo:color="#0000ff" fo:font-size="12pt" fo:font-weight="normal" officeooo:rsid="003b3f2b" style:font-size-asian="12pt" style:font-weight-asian="normal" style:font-size-complex="12pt" style:font-weight-complex="normal"/>
    </style:style>
    <style:style style:name="T97" style:family="text">
      <style:text-properties fo:color="#0000ff" fo:font-size="12pt" fo:font-weight="normal" officeooo:rsid="0040a0c7" style:font-size-asian="12pt" style:font-weight-asian="normal" style:font-size-complex="12pt" style:font-weight-complex="normal"/>
    </style:style>
    <style:style style:name="T98" style:family="text">
      <style:text-properties fo:color="#0000ff" style:font-name="Calibri1" fo:font-size="12pt" style:text-underline-style="none" fo:font-weight="normal" officeooo:rsid="002d5817" style:font-size-asian="12pt" style:font-weight-asian="normal" style:font-size-complex="12pt" style:font-weight-complex="normal"/>
    </style:style>
    <style:style style:name="T99" style:family="text">
      <style:text-properties fo:color="#0000ff" style:font-name="Calibri1" fo:font-size="12pt" style:text-underline-style="none" fo:font-weight="normal" officeooo:rsid="00579ffc" style:font-size-asian="12pt" style:font-weight-asian="normal" style:font-size-complex="12pt" style:font-weight-complex="normal"/>
    </style:style>
    <style:style style:name="T100" style:family="text">
      <style:text-properties fo:color="#0000ff" style:font-name="Calibri1" fo:font-size="12pt" style:text-underline-style="none" fo:font-weight="normal" officeooo:rsid="0067dfa6" style:font-size-asian="12pt" style:font-weight-asian="normal" style:font-size-complex="12pt" style:font-weight-complex="normal"/>
    </style:style>
    <style:style style:name="T101" style:family="text">
      <style:text-properties fo:color="#0000ff" style:font-name="Calibri1" fo:font-size="12pt" style:text-underline-style="none" fo:font-weight="normal" officeooo:rsid="006d5845" style:font-size-asian="12pt" style:font-weight-asian="normal" style:font-size-complex="12pt" style:font-weight-complex="normal"/>
    </style:style>
    <style:style style:name="T102" style:family="text">
      <style:text-properties fo:color="#0000ff" style:font-name="Calibri1" fo:font-size="12pt" style:text-underline-style="none" fo:font-weight="normal" officeooo:rsid="006d891f" style:font-size-asian="12pt" style:font-weight-asian="normal" style:font-size-complex="12pt" style:font-weight-complex="normal"/>
    </style:style>
    <style:style style:name="T103" style:family="text">
      <style:text-properties fo:color="#0000ff" style:font-name="Calibri1" fo:font-size="12pt" style:text-underline-style="none" fo:font-weight="normal" officeooo:rsid="006df4e5" style:font-size-asian="12pt" style:font-weight-asian="normal" style:font-size-complex="12pt" style:font-weight-complex="normal"/>
    </style:style>
    <style:style style:name="T104" style:family="text">
      <style:text-properties fo:color="#0000ff" style:font-name="Calibri1" fo:font-size="12pt" style:text-underline-style="none" fo:font-weight="normal" officeooo:rsid="006ffdc3" style:font-size-asian="12pt" style:font-weight-asian="normal" style:font-size-complex="12pt" style:font-weight-complex="normal"/>
    </style:style>
    <style:style style:name="T105" style:family="text">
      <style:text-properties fo:color="#0000ff" style:font-name="Calibri1" fo:font-size="12pt" style:text-underline-style="none" fo:font-weight="normal" officeooo:rsid="00704053" style:font-size-asian="12pt" style:font-weight-asian="normal" style:font-size-complex="12pt" style:font-weight-complex="normal"/>
    </style:style>
    <style:style style:name="T106" style:family="text">
      <style:text-properties fo:color="#0000ff" style:font-name="Calibri1" fo:font-size="12pt" style:text-underline-style="none" fo:font-weight="normal" officeooo:rsid="007103f7" style:font-size-asian="12pt" style:font-weight-asian="normal" style:font-size-complex="12pt" style:font-weight-complex="normal"/>
    </style:style>
    <style:style style:name="T107" style:family="text">
      <style:text-properties fo:color="#0000ff" style:font-name="Calibri1" fo:font-size="12pt" style:text-underline-style="none" fo:font-weight="normal" officeooo:rsid="00759b0b" style:font-size-asian="12pt" style:font-weight-asian="normal" style:font-size-complex="12pt" style:font-weight-complex="normal"/>
    </style:style>
    <style:style style:name="T108" style:family="text">
      <style:text-properties fo:color="#0000ff" style:font-name="Calibri1" fo:font-size="12pt" style:text-underline-style="none" fo:font-weight="normal" officeooo:rsid="00768213" style:font-size-asian="12pt" style:font-weight-asian="normal" style:font-size-complex="12pt" style:font-weight-complex="normal"/>
    </style:style>
    <style:style style:name="T109" style:family="text">
      <style:text-properties fo:color="#0000ff" style:font-name="Calibri1" fo:font-size="12pt" style:text-underline-style="none" fo:font-weight="normal" officeooo:rsid="0076ab57" style:font-size-asian="12pt" style:font-weight-asian="normal" style:font-size-complex="12pt" style:font-weight-complex="normal"/>
    </style:style>
    <style:style style:name="T110" style:family="text">
      <style:text-properties fo:color="#0000ff" style:font-name="Calibri1" fo:font-size="12pt" style:text-underline-style="none" fo:font-weight="normal" officeooo:rsid="007a44c6" style:font-size-asian="12pt" style:font-weight-asian="normal" style:font-size-complex="12pt" style:font-weight-complex="normal"/>
    </style:style>
    <style:style style:name="T111" style:family="text">
      <style:text-properties fo:color="#0000ff" style:font-name="Calibri1" style:text-underline-style="none" fo:font-weight="normal" officeooo:rsid="007103f7" style:font-weight-asian="normal" style:font-weight-complex="normal"/>
    </style:style>
    <style:style style:name="T112" style:family="text">
      <style:text-properties fo:color="#0000ff" style:font-name="Calibri1" style:text-underline-style="none" fo:font-weight="normal" officeooo:rsid="00759b0b" style:font-weight-asian="normal" style:font-weight-complex="normal"/>
    </style:style>
    <style:style style:name="T113" style:family="text">
      <style:text-properties fo:color="#0000ff" officeooo:rsid="0067dfa6"/>
    </style:style>
    <style:style style:name="T114" style:family="text">
      <style:text-properties fo:color="#0000ff" officeooo:rsid="006c00cf"/>
    </style:style>
    <style:style style:name="T115" style:family="text">
      <style:text-properties fo:color="#0000ff" officeooo:rsid="006d5845"/>
    </style:style>
    <style:style style:name="T116" style:family="text">
      <style:text-properties fo:color="#0000ff" officeooo:rsid="006d891f"/>
    </style:style>
    <style:style style:name="T117" style:family="text">
      <style:text-properties fo:color="#0000ff" officeooo:rsid="006df4e5"/>
    </style:style>
    <style:style style:name="T118" style:family="text">
      <style:text-properties fo:color="#0000ff" officeooo:rsid="006ffdc3"/>
    </style:style>
    <style:style style:name="T119" style:family="text">
      <style:text-properties fo:color="#0000ff" officeooo:rsid="00704053"/>
    </style:style>
    <style:style style:name="T120" style:family="text">
      <style:text-properties fo:color="#0000ff" officeooo:rsid="007103f7"/>
    </style:style>
    <style:style style:name="T121" style:family="text">
      <style:text-properties fo:color="#0000ff" style:font-name="Calibri" fo:font-size="12pt" style:text-underline-style="none" fo:font-weight="normal" officeooo:rsid="00759b0b" style:font-size-asian="12pt" style:font-weight-asian="normal" style:font-size-complex="12pt" style:font-weight-complex="normal"/>
    </style:style>
    <style:style style:name="T122" style:family="text">
      <style:text-properties fo:color="#0000ff" style:font-name="Calibri" fo:font-size="12pt" style:text-underline-style="none" fo:font-weight="normal" officeooo:rsid="00768213" style:font-size-asian="12pt" style:font-weight-asian="normal" style:font-size-complex="12pt" style:font-weight-complex="normal"/>
    </style:style>
    <style:style style:name="T123" style:family="text">
      <style:text-properties fo:color="#0000ff" style:font-name="Calibri" fo:font-size="12pt" style:text-underline-style="none" fo:font-weight="normal" officeooo:rsid="0076ab57" style:font-size-asian="12pt" style:font-weight-asian="normal" style:font-size-complex="12pt" style:font-weight-complex="normal"/>
    </style:style>
    <style:style style:name="T124" style:family="text">
      <style:text-properties fo:color="#0000ff" style:font-name="Calibri" fo:font-size="12pt" style:text-underline-style="none" fo:font-weight="normal" officeooo:rsid="007a7dcb" style:font-size-asian="12pt" style:font-weight-asian="normal" style:font-size-complex="12pt" style:font-weight-complex="normal"/>
    </style:style>
    <style:style style:name="T125" style:family="text">
      <style:text-properties fo:color="#0000ff" style:font-name="Calibri" style:text-underline-style="none" fo:font-weight="normal" officeooo:rsid="00759b0b" style:font-weight-asian="normal" style:font-weight-complex="normal"/>
    </style:style>
    <style:style style:name="T126" style:family="text">
      <style:text-properties fo:color="#0000ff" style:font-name="Calibri" style:text-underline-style="none" fo:font-weight="normal" officeooo:rsid="00768213" style:font-weight-asian="normal" style:font-weight-complex="normal"/>
    </style:style>
    <style:style style:name="T127" style:family="text">
      <style:text-properties fo:color="#0000ff" style:font-name="Calibri" style:text-underline-style="none" fo:font-weight="normal" officeooo:rsid="0076ab57" style:font-weight-asian="normal" style:font-weight-complex="normal"/>
    </style:style>
    <style:style style:name="T128" style:family="text">
      <style:text-properties fo:color="#0000ff" style:font-name="Calibri" style:text-underline-style="none" fo:font-weight="normal" officeooo:rsid="007a7dcb" style:font-weight-asian="normal" style:font-weight-complex="normal"/>
    </style:style>
    <style:style style:name="T129" style:family="text">
      <style:text-properties fo:color="#0000ff" style:text-underline-style="none" fo:font-weight="normal" officeooo:rsid="00759b0b" style:font-weight-asian="normal" style:font-weight-complex="normal"/>
    </style:style>
    <style:style style:name="T130" style:family="text">
      <style:text-properties fo:color="#0000ff" style:text-underline-style="none" fo:font-weight="normal" officeooo:rsid="007103f7" style:font-weight-asian="normal" style:font-weight-complex="normal"/>
    </style:style>
    <style:style style:name="T131" style:family="text">
      <style:text-properties fo:color="#0000ff" style:text-underline-style="none" fo:font-weight="normal" officeooo:rsid="00768213" style:font-weight-asian="normal" style:font-weight-complex="normal"/>
    </style:style>
    <style:style style:name="T132" style:family="text">
      <style:text-properties fo:color="#0000ff" style:text-underline-style="none" fo:font-weight="normal" officeooo:rsid="0076ab57" style:font-weight-asian="normal" style:font-weight-complex="normal"/>
    </style:style>
    <style:style style:name="T133" style:family="text">
      <style:text-properties fo:color="#0000ff" style:text-underline-style="none" fo:font-weight="normal" officeooo:rsid="007a7dcb" style:font-weight-asian="normal" style:font-weight-complex="normal"/>
    </style:style>
    <style:style style:name="T134" style:family="text">
      <style:text-properties officeooo:rsid="002fa7c9"/>
    </style:style>
    <style:style style:name="T135" style:family="text">
      <style:text-properties officeooo:rsid="00313a1b"/>
    </style:style>
    <style:style style:name="T136" style:family="text">
      <style:text-properties officeooo:rsid="0031db18"/>
    </style:style>
    <style:style style:name="T137" style:family="text">
      <style:text-properties officeooo:rsid="00350217"/>
    </style:style>
    <style:style style:name="T138" style:family="text">
      <style:text-properties officeooo:rsid="00370c26"/>
    </style:style>
    <style:style style:name="T139" style:family="text">
      <style:text-properties officeooo:rsid="00384e3d"/>
    </style:style>
    <style:style style:name="T140" style:family="text">
      <style:text-properties officeooo:rsid="003a446b"/>
    </style:style>
    <style:style style:name="T141" style:family="text">
      <style:text-properties officeooo:rsid="003b3f2b"/>
    </style:style>
    <style:style style:name="T142" style:family="text">
      <style:text-properties officeooo:rsid="003cfe41"/>
    </style:style>
    <style:style style:name="T143" style:family="text">
      <style:text-properties officeooo:rsid="003de511"/>
    </style:style>
    <style:style style:name="T144" style:family="text">
      <style:text-properties officeooo:rsid="003fd42a"/>
    </style:style>
    <style:style style:name="T145" style:family="text">
      <style:text-properties fo:font-size="12pt" fo:font-weight="normal" officeooo:rsid="004054fb" style:font-size-asian="12pt" style:font-weight-asian="normal" style:font-size-complex="12pt" style:font-weight-complex="normal"/>
    </style:style>
    <style:style style:name="T146" style:family="text">
      <style:text-properties fo:font-size="12pt" fo:font-weight="normal" officeooo:rsid="006d858b" style:font-size-asian="10.5pt" style:font-weight-asian="normal" style:font-size-complex="12pt" style:font-weight-complex="normal"/>
    </style:style>
    <style:style style:name="T147" style:family="text">
      <style:text-properties fo:font-size="12pt" fo:font-weight="normal" officeooo:rsid="006df4e5" style:font-size-asian="10.5pt" style:font-weight-asian="normal" style:font-size-complex="12pt" style:font-weight-complex="normal"/>
    </style:style>
    <style:style style:name="T148" style:family="text">
      <style:text-properties fo:font-size="12pt" fo:font-weight="normal" officeooo:rsid="006ec315" style:font-size-asian="10.5pt" style:font-weight-asian="normal" style:font-size-complex="12pt" style:font-weight-complex="normal"/>
    </style:style>
    <style:style style:name="T149" style:family="text">
      <style:text-properties fo:font-size="12pt" fo:font-weight="normal" officeooo:rsid="00704053" style:font-size-asian="10.5pt" style:font-weight-asian="normal" style:font-size-complex="12pt" style:font-weight-complex="normal"/>
    </style:style>
    <style:style style:name="T150" style:family="text">
      <style:text-properties fo:font-size="12pt" fo:font-weight="normal" officeooo:rsid="007103f7" style:font-size-asian="10.5pt" style:font-weight-asian="normal" style:font-size-complex="12pt" style:font-weight-complex="normal"/>
    </style:style>
    <style:style style:name="T151" style:family="text">
      <style:text-properties fo:font-size="12pt" style:text-underline-style="none" fo:font-weight="normal" officeooo:rsid="0050fab2" style:font-size-asian="10.5pt" style:font-weight-asian="normal" style:font-size-complex="12pt" style:font-weight-complex="normal"/>
    </style:style>
    <style:style style:name="T152" style:family="text">
      <style:text-properties fo:font-size="12pt" style:text-underline-style="none" fo:font-weight="normal" officeooo:rsid="00598034" style:font-size-asian="10.5pt" style:font-weight-asian="normal" style:font-size-complex="12pt" style:font-weight-complex="normal"/>
    </style:style>
    <style:style style:name="T153" style:family="text">
      <style:text-properties fo:font-size="12pt" style:text-underline-style="none" fo:font-weight="normal" officeooo:rsid="0069f693" style:font-size-asian="10.5pt" style:font-weight-asian="normal" style:font-size-complex="12pt" style:font-weight-complex="normal"/>
    </style:style>
    <style:style style:name="T154" style:family="text">
      <style:text-properties fo:font-size="12pt" style:text-underline-style="none" fo:font-weight="normal" officeooo:rsid="006b96d2" style:font-size-asian="10.5pt" style:font-weight-asian="normal" style:font-size-complex="12pt" style:font-weight-complex="normal"/>
    </style:style>
    <style:style style:name="T155" style:family="text">
      <style:text-properties fo:font-size="12pt" style:text-underline-style="none" fo:font-weight="normal" officeooo:rsid="006d5845" style:font-size-asian="10.5pt" style:font-weight-asian="normal" style:font-size-complex="12pt" style:font-weight-complex="normal"/>
    </style:style>
    <style:style style:name="T156" style:family="text">
      <style:text-properties fo:font-size="12pt" style:text-underline-style="none" fo:font-weight="normal" officeooo:rsid="006d858b" style:font-size-asian="10.5pt" style:font-weight-asian="normal" style:font-size-complex="12pt" style:font-weight-complex="normal"/>
    </style:style>
    <style:style style:name="T157" style:family="text">
      <style:text-properties fo:font-size="12pt" style:text-underline-style="none" fo:font-weight="normal" officeooo:rsid="006df4e5" style:font-size-asian="10.5pt" style:font-weight-asian="normal" style:font-size-complex="12pt" style:font-weight-complex="normal"/>
    </style:style>
    <style:style style:name="T158" style:family="text">
      <style:text-properties fo:font-size="12pt" style:text-underline-style="none" fo:font-weight="normal" officeooo:rsid="006ffdc3" style:font-size-asian="10.5pt" style:font-weight-asian="normal" style:font-size-complex="12pt" style:font-weight-complex="normal"/>
    </style:style>
    <style:style style:name="T159" style:family="text">
      <style:text-properties fo:font-size="12pt" style:text-underline-style="none" fo:font-weight="normal" officeooo:rsid="007103f7" style:font-size-asian="10.5pt" style:font-weight-asian="normal" style:font-size-complex="12pt" style:font-weight-complex="normal"/>
    </style:style>
    <style:style style:name="T160" style:family="text">
      <style:text-properties fo:font-size="12pt" style:text-underline-style="none" officeooo:rsid="00598034" style:font-size-asian="10.5pt" style:font-size-complex="12pt"/>
    </style:style>
    <style:style style:name="T161" style:family="text">
      <style:text-properties officeooo:rsid="0040a0c7"/>
    </style:style>
    <style:style style:name="T162" style:family="text">
      <style:text-properties officeooo:rsid="00427dcf"/>
    </style:style>
    <style:style style:name="T163" style:family="text">
      <style:text-properties fo:font-size="16pt" style:text-underline-style="solid" style:text-underline-width="auto" style:text-underline-color="font-color" officeooo:rsid="003de511" style:font-size-asian="16pt" style:font-size-complex="16pt"/>
    </style:style>
    <style:style style:name="T164" style:family="text">
      <style:text-properties officeooo:rsid="004afa41"/>
    </style:style>
    <style:style style:name="T165" style:family="text">
      <style:text-properties officeooo:rsid="004c57b1"/>
    </style:style>
    <style:style style:name="T166" style:family="text">
      <style:text-properties officeooo:rsid="004d2727"/>
    </style:style>
    <style:style style:name="T167" style:family="text">
      <style:text-properties officeooo:rsid="004f1e78"/>
    </style:style>
    <style:style style:name="T168" style:family="text">
      <style:text-properties officeooo:rsid="00539f68"/>
    </style:style>
    <style:style style:name="T169" style:family="text">
      <style:text-properties officeooo:rsid="00547299"/>
    </style:style>
    <style:style style:name="T170" style:family="text">
      <style:text-properties officeooo:rsid="0054d837"/>
    </style:style>
    <style:style style:name="T171" style:family="text">
      <style:text-properties officeooo:rsid="00598034"/>
    </style:style>
    <style:style style:name="T172" style:family="text">
      <style:text-properties officeooo:rsid="00627059"/>
    </style:style>
    <style:style style:name="T173" style:family="text">
      <style:text-properties officeooo:rsid="00635a29"/>
    </style:style>
    <style:style style:name="T174" style:family="text">
      <style:text-properties fo:color="#ff3333" fo:font-weight="bold" officeooo:rsid="00635a29" style:font-weight-asian="bold" style:font-weight-complex="bold"/>
    </style:style>
    <style:style style:name="T175" style:family="text">
      <style:text-properties fo:color="#ff3333" fo:font-weight="bold" officeooo:rsid="0054d837" style:font-weight-asian="bold" style:font-weight-complex="bold"/>
    </style:style>
    <style:style style:name="T176" style:family="text">
      <style:text-properties fo:color="#ff3333" officeooo:rsid="0054d837"/>
    </style:style>
    <style:style style:name="T177" style:family="text">
      <style:text-properties officeooo:rsid="002357de"/>
    </style:style>
    <style:style style:name="T178" style:family="text">
      <style:text-properties officeooo:rsid="006b96d2"/>
    </style:style>
    <style:style style:name="T179" style:family="text">
      <style:text-properties officeooo:rsid="006c00cf"/>
    </style:style>
    <style:style style:name="T180" style:family="text">
      <style:text-properties officeooo:rsid="006d5845"/>
    </style:style>
    <style:style style:name="T181" style:family="text">
      <style:text-properties officeooo:rsid="006d858b"/>
    </style:style>
    <style:style style:name="T182" style:family="text">
      <style:text-properties officeooo:rsid="006df4e5"/>
    </style:style>
    <style:style style:name="T183" style:family="text">
      <style:text-properties officeooo:rsid="006ec315"/>
    </style:style>
    <style:style style:name="T184" style:family="text">
      <style:text-properties officeooo:rsid="0070c1bf"/>
    </style:style>
    <style:style style:name="T185" style:family="text">
      <style:text-properties officeooo:rsid="0072127a"/>
    </style:style>
    <style:style style:name="T186" style:family="text">
      <style:text-properties officeooo:rsid="0072ecb2"/>
    </style:style>
    <style:style style:name="T187" style:family="text">
      <style:text-properties fo:color="#ff3366" fo:font-weight="bold" officeooo:rsid="0072ecb2" style:font-weight-asian="bold" style:font-weight-complex="bold"/>
    </style:style>
    <style:style style:name="T188" style:family="text">
      <style:text-properties fo:color="#ff3366" style:font-name="Calibri1" fo:font-size="12pt" style:text-underline-style="none" fo:font-weight="bold" officeooo:rsid="007a44c6" style:font-size-asian="12pt" style:font-weight-asian="bold" style:font-size-complex="12pt" style:font-weight-complex="bold"/>
    </style:style>
    <style:style style:name="T189" style:family="text">
      <style:text-properties style:font-name="Calibri" fo:font-size="12pt" style:text-underline-style="none" fo:font-weight="normal" officeooo:rsid="00759b0b" style:font-size-asian="12pt" style:font-weight-asian="normal" style:font-size-complex="12pt" style:font-weight-complex="normal"/>
    </style:style>
    <style:style style:name="T190" style:family="text">
      <style:text-properties style:font-name="Calibri1" fo:font-size="12pt" style:text-underline-style="none" fo:font-weight="normal" officeooo:rsid="00768213" style:font-size-asian="12pt" style:font-weight-asian="normal" style:font-size-complex="12pt" style:font-weight-complex="normal"/>
    </style:style>
    <style:style style:name="T191" style:family="text">
      <style:text-properties style:font-name="Calibri1" fo:font-size="12pt" style:text-underline-style="none" fo:font-weight="normal" officeooo:rsid="0076ab57" style:font-size-asian="12pt" style:font-weight-asian="normal" style:font-size-complex="12pt" style:font-weight-complex="normal"/>
    </style:style>
    <style:style style:name="T192" style:family="text">
      <style:text-properties style:font-name="Calibri1" fo:font-size="12pt" style:text-underline-style="none" fo:font-weight="normal" officeooo:rsid="007a44c6" style:font-size-asian="12pt" style:font-weight-asian="normal" style:font-size-complex="12pt" style:font-weight-complex="normal"/>
    </style:style>
    <style:style style:name="T193" style:family="text">
      <style:text-properties style:font-name="Calibri1" fo:font-size="12pt" style:text-underline-style="none" fo:font-weight="bold" officeooo:rsid="00768213" style:font-size-asian="12pt" style:font-weight-asian="bold" style:font-size-complex="12pt" style:font-weight-complex="bold"/>
    </style:style>
    <style:style style:name="T194" style:family="text">
      <style:text-properties style:font-name="Calibri1" fo:font-size="12pt" style:text-underline-style="none" fo:font-weight="bold" officeooo:rsid="007a44c6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Chap -1,</text:span><text:span text:style-name="T55">2</text:span></text:p>
      <text:p text:style-name="P2"/>
      <text:list xml:id="list3838730585995987785" text:style-name="L1">
        <text:list-item>
          <text:p text:style-name="P38">Layers</text:p>
        </text:list-item>
      </text:list>
      <text:list xml:id="list7392032217809884049" text:style-name="L2">
        <text:list-item>
          <text:list>
            <text:list-item>
              <text:p text:style-name="P77"><text:span text:style-name="T2">Ext Foundation – </text:span><text:span text:style-name="T3">Here Ext object is created, and contains utilities that allows to extend classes, override methods, add mixins</text:span></text:p>
            </text:list-item>
            <text:list-item>
              <text:p text:style-name="P77"><text:span text:style-name="T2">Ext Core - </text:span><text:span text:style-name="T3"><text:s/>DOM manage, event management, ajax</text:span></text:p>
            </text:list-item>
            <text:list-item>
              <text:p text:style-name="P39">Ext JS 4 – contains all components, widgets<text:line-break/></text:p>
            </text:list-item>
          </text:list>
        </text:list-item>
        <text:list-item>
          <text:p text:style-name="P78"><text:span text:style-name="T39">Class System</text:span><text:span text:style-name="T9"><text:line-break/></text:span><text:span text:style-name="T5">By default </text:span><text:span text:style-name="T6">all class</text:span><text:span text:style-name="T5"> extend from Ext.</text:span><text:span text:style-name="T80">Base</text:span><text:span text:style-name="T5"> class </text:span><text:span text:style-name="T6">and e</text:span><text:span text:style-name="T5">very class is an instance of Ext.</text:span><text:span text:style-name="T80">Class</text:span><text:span text:style-name="T5"> </text:span><text:span text:style-name="T6">c</text:span><text:span text:style-name="T5">lass. </text:span></text:p>
          <text:p text:style-name="P78"><text:span text:style-name="T4">Uses Ext.ClassManager object for association between name and actual class object. To define a cl</text:span><text:span text:style-name="T7">a</text:span><text:span text:style-name="T4">ss use either of – Ext.</text:span><text:span text:style-name="T78">define</text:span><text:span text:style-name="T8">(defining class)</text:span><text:span text:style-name="T4">, Ext.</text:span><text:span text:style-name="T78">create</text:span><text:span text:style-name="T8">(creating instance)</text:span><text:span text:style-name="T4">, Ext.</text:span><text:span text:style-name="T78">widget</text:span></text:p>
          <text:list>
            <text:list-item>
              <text:p text:style-name="P62">Inheritance</text:p>
              <text:list>
                <text:list-header>
                  <text:p text:style-name="P6"><text:span text:style-name="T70">Ext.define("MyApp.Category",</text:span>{</text:p>
                  <text:p text:style-name="P26">extend : "Ext.data.Model", </text:p>
                  <text:list>
                    <text:list-header>
                      <text:p text:style-name="P28">fields : [ "id", "name",”description"]</text:p>
                    </text:list-header>
                  </text:list>
                  <text:p text:style-name="P28">});</text:p>
                </text:list-header>
                <text:list-item>
                  <text:p text:style-name="P9">Multiple inheritance</text:p>
                  <text:list>
                    <text:list-item>
                      <text:p text:style-name="P13"><text:span text:style-name="T90">Link 2</text:span> :Ext.define("MyApp.single.Skater",{<text:line-break/><text:tab/>extend : "Ext.util.Observable", //Step 1</text:p>
                      <text:list>
                        <text:list-header>
                          <text:p text:style-name="P13">mixins : { //Step 2</text:p>
                          <text:list>
                            <text:list-header>
                              <text:p text:style-name="P13">jump : "MyApp.skating.Jump",</text:p>
                              <text:p text:style-name="P13">spin : "MyApp.skating.Spin",</text:p>
                              <text:p text:style-name="P13">footwork: "MyApp.stepsequence.Footwork"</text:p>
                            </text:list-header>
                          </text:list>
                          <text:p text:style-name="P13">},</text:p>
                        </text:list-header>
                      </text:list>
                    </text:list-item>
                    <text:list-item>
                      <text:p text:style-name="P13"><text:span text:style-name="T135">repeated </text:span><text:span text:style-name="T134">propert</text:span><text:span text:style-name="T135">ies are ignored</text:span></text:p>
                    </text:list-item>
                    <text:list-item>
                      <text:p text:style-name="P14">to override use instance.mixins.proerty.methodname</text:p>
                    </text:list-item>
                  </text:list>
                </text:list-item>
              </text:list>
            </text:list-item>
            <text:list-item>
              <text:p text:style-name="P30"><text:span text:style-name="T57">A </text:span><text:span text:style-name="T75">pre-processor</text:span><text:span text:style-name="T57"> is a process that runs before the instance of an Ext.Class class is created, ie before our new class is created. </text:span><text:span text:style-name="T89">Ext.Class.</text:span><text:span text:style-name="T82">getDefaultPreprocessors</text:span><text:span text:style-name="T89">()</text:span></text:p>
              <text:list>
                <text:list-item>
                  <text:p text:style-name="P31">className - defines namespace and name of class</text:p>
                </text:list-item>
                <text:list-item>
                  <text:p text:style-name="P31">loader – looks for dependencies</text:p>
                </text:list-item>
                <text:list-item>
                  <text:p text:style-name="P31">extend – extends a class</text:p>
                </text:list-item>
                <text:list-item>
                  <text:p text:style-name="P31">statics – creates defined static methods/ properties for this class</text:p>
                </text:list-item>
                <text:list-item>
                  <text:p text:style-name="P31">config – creates getter/ setter/ reset / apply methods</text:p>
                </text:list-item>
                <text:list-item>
                  <text:p text:style-name="P31">xtype – defines xtype of class</text:p>
                </text:list-item>
                <text:list-item>
                  <text:p text:style-name="P31">alias – sets alias of class.</text:p>
                </text:list-item>
              </text:list>
            </text:list-item>
            <text:list-item>
              <text:p text:style-name="P30"><text:span text:style-name="T57">A </text:span><text:span text:style-name="T77">post-processor </text:span><text:span text:style-name="T56">is a process that runs after our new class is created. </text:span>Ext.ClassManager.<text:span text:style-name="T79">defaultPostprocessors</text:span></text:p>
              <text:list>
                <text:list-item>
                  <text:p text:style-name="P17">singleton – creates single instance of new class</text:p>
                </text:list-item>
                <text:list-item>
                  <text:p text:style-name="P17">uses – imports classes to be used along with current class</text:p>
                </text:list-item>
              </text:list>
            </text:list-item>
            <text:list-item>
              <text:p text:style-name="P10"><text:span text:style-name="T136">Configurations </text:span><text:span text:style-name="T58">–</text:span><text:span text:style-name="T59"> </text:span><text:span text:style-name="T92">Link </text:span><text:span text:style-name="T93">3</text:span><text:span text:style-name="T92"> </text:span><text:span text:style-name="T59">By executing initConfig method. </text:span><text:span text:style-name="T60">InitConfig creates getter/ setter/ reset and aply methods for every property defined. Internally every setter method calls internally the apply method.</text:span></text:p>
            </text:list-item>
            <text:list-item>
              <text:p text:style-name="P10"><text:span text:style-name="T138">Statics – </text:span><text:span text:style-name="T92">Link </text:span><text:span text:style-name="T93">4</text:span><text:span text:style-name="T92"> </text:span><text:span text:style-name="T61">use statics keyword – and they belong to class. </text:span><text:span text:style-name="T62">Ext defines a </text:span><text:span text:style-name="T83">self</text:span><text:span text:style-name="T62"> reference to refer this class</text:span></text:p>
            </text:list-item>
            <text:list-item>
              <text:p text:style-name="P11"><text:span text:style-name="T139">Singleton –</text:span><text:span text:style-name="T63"> </text:span><text:span text:style-name="T92">Link </text:span><text:span text:style-name="T94">5</text:span><text:span text:style-name="T93"> <text:s/></text:span><text:span text:style-name="T64">By defining a singleton class can't be instantiated more than once. </text:span><text:span text:style-name="T65">Normally used for holding constants, configs, base path etc.</text:span></text:p>
              <text:list>
                <text:list-header>
                  <text:p text:style-name="P7"><text:span text:style-name="T70">Ext.define("MyApp.</text:span><text:span text:style-name="T71">One_instance</text:span><text:span text:style-name="T70">",</text:span>{</text:p>
                  <text:list>
                    <text:list-header>
                      <text:p text:style-name="P27"><text:span text:style-name="T140">singleton</text:span> : <text:span text:style-name="T140">true</text:span>, </text:p>
                      <text:p text:style-name="P29"><text:soft-page-break/></text:p>
                    </text:list-header>
                  </text:list>
                  <text:p text:style-name="P8">});</text:p>
                </text:list-header>
              </text:list>
            </text:list-item>
            <text:list-item>
              <text:p text:style-name="P12"><text:span text:style-name="T142">Alias - </text:span><text:span text:style-name="T66"><text:s/>an alias is short name for a class<text:line-break/></text:span></text:p>
            </text:list-item>
          </text:list>
        </text:list-item>
        <text:list-item>
          <text:p text:style-name="P24"><text:span text:style-name="T163">Class loading on demand</text:span><text:span text:style-name="T143"> –</text:span><text:span text:style-name="T144"> </text:span><text:span text:style-name="T95">Link </text:span><text:span text:style-name="T97">6</text:span><text:span text:style-name="T96"> </text:span><text:span text:style-name="T145">To use loader system, follow convention</text:span></text:p>
          <text:list>
            <text:list-item>
              <text:p text:style-name="P15">One class per file. Class name matching file name</text:p>
            </text:list-item>
            <text:list-item>
              <text:p text:style-name="P15">namespace matches folder<text:line-break/></text:p>
            </text:list-item>
          </text:list>
          <text:list>
            <text:list-item>
              <text:p text:style-name="P32"><text:span text:style-name="T22">Enablinng loader – will load classes when needed. Also there is a preprocessor for dependency loading of classes..<text:line-break/><text:tab/></text:span><text:span text:style-name="T30">Ext.Loader.setConfig({<text:line-break/><text:tab/><text:tab/>enabled : true,<text:line-break/><text:tab/><text:tab/>paths : {<text:line-break/><text:tab/><text:tab/><text:tab/>MyApp : “loader”,<text:tab/>// root namespace of our application<text:line-break/><text:tab/><text:tab/><text:tab/>Ext : “../extjs-4.1.1/src”<text:tab/>// where to find EXT<text:line-break/><text:tab/><text:tab/>}<text:line-break/><text:tab/>});<text:tab/></text:span></text:p>
            </text:list-item>
            <text:list-item>
              <text:p text:style-name="P33"><text:span text:style-name="T23">So after loading Loader, use require method<text:line-break/> Ext.require(“MyApp.models.Movie”); <text:line-break/></text:span><text:span text:style-name="T24">and then do onready to load class and use it</text:span></text:p>
              <text:list>
                <text:list-item>
                  <text:p text:style-name="P34"><text:span text:style-name="T25">Use </text:span><text:span text:style-name="T84">require</text:span><text:span text:style-name="T25"> if our current class needs it. </text:span></text:p>
                </text:list-item>
                <text:list-item>
                  <text:p text:style-name="P34"><text:span text:style-name="T25">Use </text:span><text:span text:style-name="T84">uses</text:span><text:span text:style-name="T25"> if not sure if class needed or not.</text:span></text:p>
                  <text:p text:style-name="P16"/>
                </text:list-item>
              </text:list>
            </text:list-item>
          </text:list>
        </text:list-item>
        <text:list-item>
          <text:p text:style-name="P25">Getting Elements</text:p>
          <text:list>
            <text:list-item>
              <text:p text:style-name="P18">Base</text:p>
              <text:list>
                <text:list-item>
                  <text:p text:style-name="P19"><text:span text:style-name="T164">Ext.</text:span><text:span text:style-name="T85">get</text:span><text:span text:style-name="T164">("main");<text:tab/><text:tab/></text:span><text:span text:style-name="T165">-&gt; <text:s/>getting by id</text:span></text:p>
                </text:list-item>
                <text:list-item>
                  <text:p text:style-name="P20">addCls, removeCls</text:p>
                </text:list-item>
                <text:list-item>
                  <text:p text:style-name="P21">setStyle(Obj)</text:p>
                </text:list-item>
                <text:list-item>
                  <text:p text:style-name="P20">fadeOut, fadeIn</text:p>
                </text:list-item>
                <text:list-item>
                  <text:p text:style-name="P21">Ext.DomHelper -&gt; append, createDom, appendChild</text:p>
                  <text:p text:style-name="P21">Ext.DomHelper.append(Ext.get('here_id',{</text:p>
                  <text:list>
                    <text:list-header>
                      <text:p text:style-name="P21">tag : “div”,<text:line-break/>style : {border : “none”},</text:p>
                      <text:p text:style-name="P21">children : {<text:line-break/><text:tab/>tag : “p”,<text:line-break/><text:tab/>style : {color : “#909090”}<text:line-break/>}</text:p>
                    </text:list-header>
                  </text:list>
                  <text:p text:style-name="P21">}))</text:p>
                </text:list-item>
                <text:list-item>
                  <text:p text:style-name="P22"><text:span text:style-name="T186">Ext.</text:span><text:span text:style-name="T187">decode </text:span><text:span text:style-name="T186">– for json to js objects</text:span></text:p>
                </text:list-item>
                <text:list-item>
                  <text:p text:style-name="P23">response.responseXml<text:tab/><text:tab/>// response in db </text:p>
                </text:list-item>
              </text:list>
              <text:p text:style-name="P15"/>
              <text:list text:continue-numbering="true">
                <text:list-header>
                  <text:p text:style-name="P35"/>
                </text:list-header>
              </text:list>
            </text:list-item>
          </text:list>
        </text:list-item>
      </text:list>
      <text:p text:style-name="P1"/>
      <text:list xml:id="list38691773" text:continue-numbering="true" text:style-name="L2">
        <text:list-item>
          <text:p text:style-name="P79">Links</text:p>
          <text:list>
            <text:list-item>
              <text:p text:style-name="P82"><text:span text:style-name="T67">new_class</text:span><text:span text:style-name="T10"> – for new class </text:span><text:span text:style-name="T11">creation and passing config params thru constructor</text:span></text:p>
            </text:list-item>
            <text:list-item>
              <text:p text:style-name="P40"><text:span text:style-name="T91">inheritance.html</text:span><text:span text:style-name="T137"> – mixins and extend</text:span></text:p>
            </text:list-item>
            <text:list-item>
              <text:p text:style-name="P84"><text:span text:style-name="T137">configuration.html –</text:span><text:span text:style-name="T20"> initConfig, </text:span><text:span text:style-name="T21">apply method to override</text:span></text:p>
            </text:list-item>
            <text:list-item>
              <text:p text:style-name="P85"><text:span text:style-name="T138">statics.html </text:span><text:span text:style-name="T35">– </text:span><text:span text:style-name="T36">statics field</text:span></text:p>
            </text:list-item>
            <text:list-item>
              <text:p text:style-name="P86"><text:span text:style-name="T141">singleton.html</text:span><text:span text:style-name="T138"> </text:span><text:span text:style-name="T35">– </text:span><text:span text:style-name="T36">statics field</text:span></text:p>
            </text:list-item>
            <text:list-item>
              <text:p text:style-name="P87"><text:span text:style-name="T161">loader.</text:span><text:span text:style-name="T162">html </text:span><text:span text:style-name="T37">–</text:span><text:span text:style-name="T38"> calling different classes </text:span><text:span text:style-name="T40">- </text:span></text:p>
            </text:list-item>
          </text:list>
        </text:list-item>
      </text:list>
      <text:p text:style-name="P37"><text:span text:style-name="T1">Chap <text:s/></text:span><text:span text:style-name="T166">- 3</text:span><text:span text:style-name="T72"> –</text:span><text:span text:style-name="T73"> Compnents and Layouts</text:span></text:p>
      <text:p text:style-name="P4"/>
      <text:p text:style-name="P5"/>
      <text:list xml:id="list5902684134916626221" text:style-name="L3">
        <text:list-item>
          <text:p text:style-name="P63"><text:span text:style-name="T167">Component </text:span><text:span text:style-name="T172">Lifecycle</text:span><text:span text:style-name="T167"> </text:span><text:span text:style-name="T68">: </text:span><text:span text:style-name="T151">Every widget extends from Ext.Component class. <text:s/>There are three phases in component lifecycle: </text:span><text:span text:style-name="T98">Link </text:span><text:span text:style-name="T99">1</text:span></text:p>
          <text:list>
            <text:list-item>
              <text:p text:style-name="P50">creation phase – initializes our new instance.</text:p>
              <text:list>
                <text:list-item>
                  <text:p text:style-name="P55">Apply configuration to instance</text:p>
                </text:list-item>
                <text:list-item>
                  <text:p text:style-name="P55">define common events – enable / disable and show</text:p>
                </text:list-item>
                <text:list-item>
                  <text:p text:style-name="P55">assigning an ID to instance</text:p>
                </text:list-item>
                <text:list-item>
                  <text:p text:style-name="P55">if there are plugins, create there instances as well</text:p>
                </text:list-item>
                <text:list-item>
                  <text:p text:style-name="P51"><text:span text:style-name="T86">initComponent</text:span><text:span text:style-name="T168"> is executed. </text:span><text:span text:style-name="T172">Override in subclass if want to execute code when instance created.</text:span></text:p>
                </text:list-item>
                <text:list-item>
                  <text:p text:style-name="P51"><text:span text:style-name="T168">instance is added to Ext.</text:span><text:span text:style-name="T86">ComponentManager. </text:span><text:span text:style-name="T172">So evry copmonent can be accessed by Ext.getCmp.</text:span></text:p>
                </text:list-item>
                <text:list-item>
                  <text:p text:style-name="P56">two mixins – viz. One for event management and other for state of our components</text:p>
                </text:list-item>
                <text:list-item>
                  <text:p text:style-name="P56">if plugins defined, call their init method</text:p>
                </text:list-item>
              </text:list>
            </text:list-item>
            <text:list-item>
              <text:p text:style-name="P50">Rendering phase – create all needed nodes <text:span text:style-name="T168">and append to DOM</text:span></text:p>
              <text:list>
                <text:list-item>
                  <text:p text:style-name="P56">beforerender event is fired</text:p>
                </text:list-item>
                <text:list-item>
                  <text:p text:style-name="P56">checks if component is floating, to assign correct z-index property</text:p>
                </text:list-item>
                <text:list-item>
                  <text:p text:style-name="P51"><text:span text:style-name="T168">creating </text:span><text:span text:style-name="T86">container</text:span><text:span text:style-name="T168"> property which refers to DOM element, where new component is rendered.</text:span></text:p>
                </text:list-item>
                <text:list-item>
                  <text:p text:style-name="P51"><text:span text:style-name="T86">onRender </text:span><text:span text:style-name="T168">is executed. </text:span><text:span text:style-name="T174">el</text:span><text:span text:style-name="T173"> property is created which contains main node element of component.</text:span></text:p>
                </text:list-item>
                <text:list-item>
                  <text:p text:style-name="P57">Setting visibility of component</text:p>
                </text:list-item>
                <text:list-item>
                  <text:p text:style-name="P57">render event is fired</text:p>
                </text:list-item>
                <text:list-item>
                  <text:p text:style-name="P57">initialize the content</text:p>
                </text:list-item>
                <text:list-item>
                  <text:p text:style-name="P52"><text:span text:style-name="T169">by using either tpl, html or </text:span><text:span text:style-name="T87">contentEl</text:span><text:span text:style-name="T169"> property to append HTML.</text:span></text:p>
                </text:list-item>
                <text:list-item>
                  <text:p text:style-name="P52"><text:span text:style-name="T88">a</text:span><text:span text:style-name="T87">fterRender</text:span><text:span text:style-name="T169"> event is fired, which can be listened in subclass</text:span></text:p>
                </text:list-item>
                <text:list-item>
                  <text:p text:style-name="P57">all listeners that depend on new nodes are iitialized</text:p>
                </text:list-item>
                <text:list-item>
                  <text:p text:style-name="P57">hide main component if hidden property is set</text:p>
                </text:list-item>
              </text:list>
            </text:list-item>
            <text:list-item>
              <text:p text:style-name="P50">destruction phase – called when compnent is destroyed, removing listeners.</text:p>
              <text:list>
                <text:list-item>
                  <text:p text:style-name="P53"><text:span text:style-name="T88">beforeDestroy </text:span><text:span text:style-name="T170">is fired</text:span></text:p>
                </text:list-item>
                <text:list-item>
                  <text:p text:style-name="P58">if the component that is destroyed is child of other parent component, that connection is broken.</text:p>
                </text:list-item>
                <text:list-item>
                  <text:p text:style-name="P58">Destroy plugins, nodes</text:p>
                </text:list-item>
                <text:list-item>
                  <text:p text:style-name="P58">destroy event is fired, which can be listened in subclasses.</text:p>
                </text:list-item>
                <text:list-item>
                  <text:p text:style-name="P54"><text:span text:style-name="T170">Unregister the instance of component<text:line-break/></text:span><text:span text:style-name="T176"> cmp.</text:span><text:span text:style-name="T175">destroy</text:span><text:span text:style-name="T176">();</text:span></text:p>
                </text:list-item>
              </text:list>
            </text:list-item>
          </text:list>
          <text:p text:style-name="P54"><text:span text:style-name="T172">Ext.</text:span><text:span text:style-name="T76">AbstractComponent</text:span><text:span text:style-name="T172"> and Ext.</text:span><text:span text:style-name="T76">Component </text:span><text:span text:style-name="T172">direct the component lifecycle. All visual widget extend from these two classes.</text:span><text:span text:style-name="T170"><text:line-break/></text:span></text:p>
        </text:list-item>
        <text:list-item>
          <text:p text:style-name="P64"><text:span text:style-name="T167">C</text:span><text:span text:style-name="T171">ontainers</text:span><text:span text:style-name="T167"> </text:span><text:span text:style-name="T68">: </text:span><text:span text:style-name="T152">Ext.</text:span><text:span text:style-name="T81">container.Container</text:span><text:span text:style-name="T152"> class is reponsible for handling children, </text:span><text:span text:style-name="T153">and to arrange using layout</text:span><text:span text:style-name="T152">. So if we want our class to contain other component, we should extend from this class.<text:line-break/> All classes extending from Ext.Container will be able to have </text:span><text:span text:style-name="T160">items</text:span><text:span text:style-name="T152"> or </text:span><text:span text:style-name="T160">add</text:span><text:span text:style-name="T152"> method to append new component as child. </text:span><text:span text:style-name="T98">Link </text:span><text:span text:style-name="T100">2</text:span></text:p>
        </text:list-item>
        <text:list-item>
          <text:p text:style-name="P65"><text:span text:style-name="T178">Panel</text:span><text:span text:style-name="T167"> </text:span><text:span text:style-name="T68">: </text:span><text:span text:style-name="T154">A Panel is a container that can be placed as a block in a given space. </text:span><text:span text:style-name="T98">Link </text:span><text:span text:style-name="T101">3</text:span></text:p>
        </text:list-item>
        <text:list-item>
          <text:p text:style-name="P66"><text:span text:style-name="T180">Window</text:span><text:span text:style-name="T167"> </text:span><text:span text:style-name="T68">: </text:span><text:span text:style-name="T154">A </text:span><text:span text:style-name="T155">floating </text:span><text:span text:style-name="T154">Panel. </text:span><text:span text:style-name="T98">Link </text:span><text:span text:style-name="T101">4</text:span></text:p>
        </text:list-item>
        <text:list-item>
          <text:p text:style-name="P66"><text:span text:style-name="T181">Layout</text:span><text:span text:style-name="T167"> </text:span><text:span text:style-name="T68">: </text:span><text:span text:style-name="T154"><text:s/></text:span><text:span text:style-name="T156">If we dont define layout to our containers, by default auto layout will be used.</text:span></text:p>
          <text:list>
            <text:list-item>
              <text:p text:style-name="P67"><text:span text:style-name="T146">Fit</text:span><text:span text:style-name="T156">: to be used for only one child component, which expands to fit container </text:span><text:span text:style-name="T98">Link </text:span><text:span text:style-name="T102">5</text:span></text:p>
            </text:list-item>
            <text:list-item>
              <text:p text:style-name="P68"><text:span text:style-name="T147">Card</text:span><text:span text:style-name="T156">: </text:span><text:span text:style-name="T157">Extended from FIT and displays only one component at a time.</text:span><text:span text:style-name="T156"> </text:span><text:span text:style-name="T98">Link </text:span><text:span text:style-name="T103">6</text:span></text:p>
            </text:list-item>
            <text:list-item>
              <text:p text:style-name="P69"><text:span text:style-name="T147">HBox</text:span><text:span text:style-name="T156">: </text:span><text:span text:style-name="T157">Allows inner components to arrange horizontally</text:span><text:span text:style-name="T156"> </text:span><text:span text:style-name="T98">Link </text:span><text:span text:style-name="T103">7</text:span></text:p>
            </text:list-item>
            <text:list-item>
              <text:p text:style-name="P70"><text:span text:style-name="T148">V</text:span><text:span text:style-name="T147">Box</text:span><text:span text:style-name="T156">: </text:span><text:span text:style-name="T157">Allows inner components to arrange </text:span><text:span text:style-name="T158">vertically.</text:span><text:span text:style-name="T156"> </text:span><text:span text:style-name="T98">Link </text:span><text:span text:style-name="T104">8</text:span></text:p>
            </text:list-item>
            <text:list-item>
              <text:p text:style-name="P71"><text:soft-page-break/><text:span text:style-name="T149">Border</text:span><text:span text:style-name="T156">: </text:span><text:span text:style-name="T157">Allows inner components to arrange </text:span><text:span text:style-name="T158">vertically.</text:span><text:span text:style-name="T156"> </text:span><text:span text:style-name="T98">Link </text:span><text:span text:style-name="T105">9</text:span></text:p>
            </text:list-item>
            <text:list-item>
              <text:p text:style-name="P71"><text:span text:style-name="T150">Accordion</text:span><text:span text:style-name="T156">: </text:span><text:span text:style-name="T157">Allows </text:span><text:span text:style-name="T159">one component at a time</text:span><text:span text:style-name="T158">.</text:span><text:span text:style-name="T156"> </text:span><text:span text:style-name="T98">Link </text:span><text:span text:style-name="T106">10</text:span><text:span text:style-name="T68"><text:line-break/></text:span></text:p>
            </text:list-item>
          </text:list>
        </text:list-item>
        <text:list-item>
          <text:p text:style-name="P80">Links</text:p>
          <text:list>
            <text:list-item>
              <text:p text:style-name="P83"><text:span text:style-name="T69">lifecycle</text:span><text:span text:style-name="T10"> – </text:span><text:span text:style-name="T12">component lifecycle –</text:span><text:span text:style-name="T13"> all phases before/after/on <text:s/>render/destroy</text:span></text:p>
            </text:list-item>
            <text:list-item>
              <text:p text:style-name="P41"><text:span text:style-name="T113">container</text:span><text:span text:style-name="T177"> – </text:span><text:span text:style-name="T178">container and children</text:span></text:p>
            </text:list-item>
            <text:list-item>
              <text:p text:style-name="P42"><text:span text:style-name="T114">panel</text:span><text:span text:style-name="T177"> – </text:span><text:span text:style-name="T179">sample panel</text:span></text:p>
            </text:list-item>
            <text:list-item>
              <text:p text:style-name="P43"><text:span text:style-name="T115">window_p</text:span><text:span text:style-name="T114">anel</text:span><text:span text:style-name="T177"> – </text:span><text:span text:style-name="T181">maximizable</text:span><text:span text:style-name="T179"> panel</text:span></text:p>
            </text:list-item>
            <text:list-item>
              <text:p text:style-name="P88">fit_layout</text:p>
            </text:list-item>
            <text:list-item>
              <text:p text:style-name="P44"><text:span text:style-name="T117">card</text:span><text:span text:style-name="T116">_layout</text:span><text:span text:style-name="T117">- </text:span><text:span text:style-name="T182">getLayout().setActiveItem</text:span></text:p>
            </text:list-item>
            <text:list-item>
              <text:p text:style-name="P45"><text:span text:style-name="T117">hbox</text:span><text:span text:style-name="T116">_layout</text:span><text:span text:style-name="T117">- </text:span><text:span text:style-name="T183">flex, align</text:span></text:p>
            </text:list-item>
            <text:list-item>
              <text:p text:style-name="P45"><text:span text:style-name="T118">v</text:span><text:span text:style-name="T117">box</text:span><text:span text:style-name="T116">_layout</text:span><text:span text:style-name="T117">- </text:span><text:span text:style-name="T183">flex, align</text:span></text:p>
            </text:list-item>
            <text:list-item>
              <text:p text:style-name="P46"><text:span text:style-name="T119">border</text:span><text:span text:style-name="T116">_layout</text:span><text:span text:style-name="T117">- </text:span><text:span text:style-name="T184">region, collapsibe, split</text:span></text:p>
            </text:list-item>
            <text:list-item>
              <text:p text:style-name="P47"><text:span text:style-name="T120">accordion</text:span><text:span text:style-name="T116">_layout</text:span><text:span text:style-name="T117">- </text:span><text:span text:style-name="T184">region, collapsibe, split</text:span></text:p>
            </text:list-item>
          </text:list>
        </text:list-item>
      </text:list>
      <text:p text:style-name="P48"/>
      <text:p text:style-name="P48"/>
      <text:p text:style-name="P49"/>
      <text:p text:style-name="P49"/>
      <text:p text:style-name="P3"><text:span text:style-name="T1">Chap <text:s/></text:span><text:span text:style-name="T166">- </text:span><text:span text:style-name="T185">4</text:span><text:span text:style-name="T72"> –</text:span><text:span text:style-name="T73"> </text:span><text:span text:style-name="T74">It's All About the Data</text:span></text:p>
      <text:list xml:id="list471062253329266777" text:style-name="L4">
        <text:list-header>
          <text:p text:style-name="P72"/>
        </text:list-header>
        <text:list-item>
          <text:p text:style-name="P90"><text:span text:style-name="T42">Ajax</text:span><text:span text:style-name="T41"> </text:span><text:span text:style-name="T43">:<text:line-break/></text:span><text:span text:style-name="T45">Ext.Ajax.request({</text:span></text:p>
          <text:list>
            <text:list-header>
              <text:p text:style-name="P91"><text:span text:style-name="T45">url : "serverside/data.json",<text:line-break/></text:span><text:span text:style-name="T46">params : {},</text:span></text:p>
              <text:p text:style-name="P59">timeout : 5000</text:p>
              <text:p text:style-name="P60">success : function(response,options){},<text:tab/><text:tab/>// 200 – 299 status</text:p>
              <text:p text:style-name="P60">failure : function(response,options){}<text:tab/><text:tab/>// 403, 404, 500, 503</text:p>
            </text:list-header>
          </text:list>
          <text:p text:style-name="P60">});<text:line-break/></text:p>
        </text:list-item>
        <text:list-item>
          <text:p text:style-name="P92"><text:span text:style-name="T42">Model</text:span><text:span text:style-name="T41"> </text:span><text:span text:style-name="T43">: </text:span><text:span text:style-name="T44">It is a representation of information in our application domain. </text:span><text:span text:style-name="T98">Link </text:span><text:span text:style-name="T106">1</text:span></text:p>
          <text:list>
            <text:list-item>
              <text:p text:style-name="P73"><text:span text:style-name="T190">property </text:span><text:span text:style-name="T193">idProperty</text:span><text:span text:style-name="T190"> contains the ID of each record instance.</text:span></text:p>
            </text:list-item>
            <text:list-item>
              <text:p text:style-name="P73"><text:span text:style-name="T190">A model instance has all its information in property called </text:span><text:span text:style-name="T193">data.</text:span></text:p>
            </text:list-item>
            <text:list-item>
              <text:p text:style-name="P76">Use get/set to access / assign values</text:p>
            </text:list-item>
            <text:list-item>
              <text:p text:style-name="P74"><text:span text:style-name="T190">validations – use field and type for validating </text:span><text:span text:style-name="T189"><text:s/></text:span><text:span text:style-name="T98">Link </text:span><text:span text:style-name="T108">2</text:span></text:p>
            </text:list-item>
            <text:list-item>
              <text:p text:style-name="P75"><text:span text:style-name="T191">A relationship between models can be created to relate data</text:span><text:span text:style-name="T189"> </text:span><text:span text:style-name="T98">Link </text:span><text:span text:style-name="T109">3</text:span></text:p>
            </text:list-item>
            <text:list-item>
              <text:p text:style-name="P75"><text:span text:style-name="T188">Ext.data.store</text:span><text:span text:style-name="T194"> </text:span><text:span text:style-name="T191">A </text:span><text:span text:style-name="T192">store is a collection of models that act as a client cache to manage data locally. Thus can be used for sorting, grouping and filtering models</text:span><text:span text:style-name="T189"> </text:span><text:span text:style-name="T98">Link </text:span><text:span text:style-name="T110">4</text:span><text:span text:style-name="T190"><text:line-break/></text:span></text:p>
            </text:list-item>
          </text:list>
        </text:list-item>
        <text:list-item>
          <text:p text:style-name="P89"/>
        </text:list-item>
        <text:list-item>
          <text:p text:style-name="P81">Links</text:p>
          <text:list>
            <text:list-item>
              <text:p text:style-name="P93"><text:span text:style-name="T129">model</text:span><text:span text:style-name="T130"> –</text:span><text:span text:style-name="T129"> </text:span><text:span text:style-name="T14">Ext.data.Model</text:span><text:span text:style-name="T14">, </text:span><text:span text:style-name="T15">dateformat, </text:span><text:span text:style-name="T16">idProperty</text:span></text:p>
            </text:list-item>
            <text:list-item>
              <text:p text:style-name="P94"><text:span text:style-name="T131">validation</text:span><text:span text:style-name="T130"> –</text:span><text:span text:style-name="T129"> </text:span><text:span text:style-name="T17">field, type, validation message</text:span></text:p>
            </text:list-item>
            <text:list-item>
              <text:p text:style-name="P95"><text:span text:style-name="T132">relation</text:span><text:span text:style-name="T130"> –</text:span><text:span text:style-name="T129"> </text:span><text:span text:style-name="T17">hasMany, </text:span><text:span text:style-name="T18">custom method name</text:span></text:p>
            </text:list-item>
            <text:list-item>
              <text:p text:style-name="P95"><text:span text:style-name="T133">store</text:span><text:span text:style-name="T130"> –</text:span><text:span text:style-name="T129"> </text:span><text:span text:style-name="T19">Ext.data.Store, getAt, getRange</text:span></text:p>
            </text:list-item>
          </text:list>
          <text:p text:style-name="P6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Std" svg:font-family="CourierStd" style:font-adornments="Bold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>
      <style:text-properties style:font-name="Calibri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917in" fo:margin-right="0.20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4T18:55:56.67</dc:date>
    <meta:generator>LibreOffice/4.0.1.2$Windows_x86 LibreOffice_project/84102822e3d61eb989ddd325abf1ac077904985</meta:generator>
    <meta:editing-duration>P1DT18H26M14S</meta:editing-duration>
    <meta:editing-cycles>161</meta:editing-cycles>
    <meta:document-statistic meta:table-count="0" meta:image-count="0" meta:object-count="0" meta:page-count="4" meta:paragraph-count="137" meta:word-count="1214" meta:character-count="7615" meta:non-whitespace-character-count="6557"/>
  </office:meta>
</office:document-meta>
</file>